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0.600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18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Default"/>
        <table:table-row table:style-name="ro1">
          <table:table-cell office:value-type="string">
            <text:p>C:/Users/Ryan Luedders/workspace/ImageFeeder/resized/</text:p>
          </table:table-cell>
          <table:table-cell table:number-columns-repeated="5"/>
        </table:table-row>
        <table:table-row table:style-name="ro2">
          <table:table-cell office:value-type="string">
            <text:p>imag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float" office:value="1">
            <text:p>001</text:p>
          </table:table-cell>
          <table:table-cell table:style-name="ce3" table:formula="oooc:=CONCATENATE(&quot;lotImages 00&quot;;[.A4];&quot;.jpg&quot;)" office:value-type="string" office:string-value="lotImages 001.jpg">
            <text:p>lotImages 001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4];&quot;',&quot;;[.C4];&quot;,'&quot;;[.D4];&quot;');&quot;)" office:value-type="string" office:string-value="INSERT INTO images VALUES('C:/Users/Ryan Luedders/workspace/ImageFeeder/resized/lotImages 001.jpg',10,'PKI West');">
            <text:p>INSERT INTO images VALUES('C:/Users/Ryan Luedders/workspace/ImageFeeder/resized/lotImages 001.jpg',10,'PKI West');</text:p>
          </table:table-cell>
        </table:table-row>
        <table:table-row table:style-name="ro2">
          <table:table-cell table:style-name="ce2" office:value-type="float" office:value="2">
            <text:p>002</text:p>
          </table:table-cell>
          <table:table-cell table:style-name="ce3" table:formula="oooc:=CONCATENATE(&quot;lotImages 00&quot;;[.A5];&quot;.jpg&quot;)" office:value-type="string" office:string-value="lotImages 002.jpg">
            <text:p>lotImages 002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5];&quot;',&quot;;[.C5];&quot;,'&quot;;[.D5];&quot;');&quot;)" office:value-type="string" office:string-value="INSERT INTO images VALUES('C:/Users/Ryan Luedders/workspace/ImageFeeder/resized/lotImages 002.jpg',10,'PKI West');">
            <text:p>INSERT INTO images VALUES('C:/Users/Ryan Luedders/workspace/ImageFeeder/resized/lotImages 002.jpg',10,'PKI West');</text:p>
          </table:table-cell>
        </table:table-row>
        <table:table-row table:style-name="ro2">
          <table:table-cell table:style-name="ce2" office:value-type="float" office:value="3">
            <text:p>003</text:p>
          </table:table-cell>
          <table:table-cell table:style-name="ce3" table:formula="oooc:=CONCATENATE(&quot;lotImages 00&quot;;[.A6];&quot;.jpg&quot;)" office:value-type="string" office:string-value="lotImages 003.jpg">
            <text:p>lotImages 003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6];&quot;',&quot;;[.C6];&quot;,'&quot;;[.D6];&quot;');&quot;)" office:value-type="string" office:string-value="INSERT INTO images VALUES('C:/Users/Ryan Luedders/workspace/ImageFeeder/resized/lotImages 003.jpg',10,'PKI West');">
            <text:p>INSERT INTO images VALUES('C:/Users/Ryan Luedders/workspace/ImageFeeder/resized/lotImages 003.jpg',10,'PKI West');</text:p>
          </table:table-cell>
        </table:table-row>
        <table:table-row table:style-name="ro2">
          <table:table-cell table:style-name="ce2" office:value-type="float" office:value="4">
            <text:p>004</text:p>
          </table:table-cell>
          <table:table-cell table:style-name="ce3" table:formula="oooc:=CONCATENATE(&quot;lotImages 00&quot;;[.A7];&quot;.jpg&quot;)" office:value-type="string" office:string-value="lotImages 004.jpg">
            <text:p>lotImages 004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7];&quot;',&quot;;[.C7];&quot;,'&quot;;[.D7];&quot;');&quot;)" office:value-type="string" office:string-value="INSERT INTO images VALUES('C:/Users/Ryan Luedders/workspace/ImageFeeder/resized/lotImages 004.jpg',10,'PKI West');">
            <text:p>INSERT INTO images VALUES('C:/Users/Ryan Luedders/workspace/ImageFeeder/resized/lotImages 004.jpg',10,'PKI West');</text:p>
          </table:table-cell>
        </table:table-row>
        <table:table-row table:style-name="ro2">
          <table:table-cell table:style-name="ce2" office:value-type="float" office:value="5">
            <text:p>005</text:p>
          </table:table-cell>
          <table:table-cell table:style-name="ce3" table:formula="oooc:=CONCATENATE(&quot;lotImages 00&quot;;[.A8];&quot;.jpg&quot;)" office:value-type="string" office:string-value="lotImages 005.jpg">
            <text:p>lotImages 005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8];&quot;',&quot;;[.C8];&quot;,'&quot;;[.D8];&quot;');&quot;)" office:value-type="string" office:string-value="INSERT INTO images VALUES('C:/Users/Ryan Luedders/workspace/ImageFeeder/resized/lotImages 005.jpg',10,'PKI West');">
            <text:p>INSERT INTO images VALUES('C:/Users/Ryan Luedders/workspace/ImageFeeder/resized/lotImages 005.jpg',10,'PKI West');</text:p>
          </table:table-cell>
        </table:table-row>
        <table:table-row table:style-name="ro2">
          <table:table-cell table:style-name="ce2" office:value-type="float" office:value="6">
            <text:p>006</text:p>
          </table:table-cell>
          <table:table-cell table:style-name="ce3" table:formula="oooc:=CONCATENATE(&quot;lotImages 00&quot;;[.A9];&quot;.jpg&quot;)" office:value-type="string" office:string-value="lotImages 006.jpg">
            <text:p>lotImages 006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9];&quot;',&quot;;[.C9];&quot;,'&quot;;[.D9];&quot;');&quot;)" office:value-type="string" office:string-value="INSERT INTO images VALUES('C:/Users/Ryan Luedders/workspace/ImageFeeder/resized/lotImages 006.jpg',10,'PKI West');">
            <text:p>INSERT INTO images VALUES('C:/Users/Ryan Luedders/workspace/ImageFeeder/resized/lotImages 006.jpg',10,'PKI West');</text:p>
          </table:table-cell>
        </table:table-row>
        <table:table-row table:style-name="ro2">
          <table:table-cell table:style-name="ce2" office:value-type="float" office:value="7">
            <text:p>007</text:p>
          </table:table-cell>
          <table:table-cell table:style-name="ce3" table:formula="oooc:=CONCATENATE(&quot;lotImages 00&quot;;[.A10];&quot;.jpg&quot;)" office:value-type="string" office:string-value="lotImages 007.jpg">
            <text:p>lotImages 007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10];&quot;',&quot;;[.C10];&quot;,'&quot;;[.D10];&quot;');&quot;)" office:value-type="string" office:string-value="INSERT INTO images VALUES('C:/Users/Ryan Luedders/workspace/ImageFeeder/resized/lotImages 007.jpg',10,'PKI West');">
            <text:p>INSERT INTO images VALUES('C:/Users/Ryan Luedders/workspace/ImageFeeder/resized/lotImages 007.jpg',10,'PKI West');</text:p>
          </table:table-cell>
        </table:table-row>
        <table:table-row table:style-name="ro2">
          <table:table-cell table:style-name="ce2" office:value-type="float" office:value="8">
            <text:p>008</text:p>
          </table:table-cell>
          <table:table-cell table:style-name="ce3" table:formula="oooc:=CONCATENATE(&quot;lotImages 00&quot;;[.A11];&quot;.jpg&quot;)" office:value-type="string" office:string-value="lotImages 008.jpg">
            <text:p>lotImages 008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11];&quot;',&quot;;[.C11];&quot;,'&quot;;[.D11];&quot;');&quot;)" office:value-type="string" office:string-value="INSERT INTO images VALUES('C:/Users/Ryan Luedders/workspace/ImageFeeder/resized/lotImages 008.jpg',10,'PKI West');">
            <text:p>INSERT INTO images VALUES('C:/Users/Ryan Luedders/workspace/ImageFeeder/resized/lotImages 008.jpg',10,'PKI West');</text:p>
          </table:table-cell>
        </table:table-row>
        <table:table-row table:style-name="ro2">
          <table:table-cell table:style-name="ce2" office:value-type="float" office:value="9">
            <text:p>009</text:p>
          </table:table-cell>
          <table:table-cell table:style-name="ce3" table:formula="oooc:=CONCATENATE(&quot;lotImages 00&quot;;[.A12];&quot;.jpg&quot;)" office:value-type="string" office:string-value="lotImages 009.jpg">
            <text:p>lotImages 009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12];&quot;',&quot;;[.C12];&quot;,'&quot;;[.D12];&quot;');&quot;)" office:value-type="string" office:string-value="INSERT INTO images VALUES('C:/Users/Ryan Luedders/workspace/ImageFeeder/resized/lotImages 009.jpg',10,'PKI West');">
            <text:p>INSERT INTO images VALUES('C:/Users/Ryan Luedders/workspace/ImageFeeder/resized/lotImages 009.jpg',10,'PKI West');</text:p>
          </table:table-cell>
        </table:table-row>
        <table:table-row table:style-name="ro2">
          <table:table-cell table:style-name="ce2" office:value-type="float" office:value="10">
            <text:p>010</text:p>
          </table:table-cell>
          <table:table-cell table:style-name="ce3" table:formula="oooc:=CONCATENATE(&quot;lotImages 0&quot;;[.A13];&quot;.jpg&quot;)" office:value-type="string" office:string-value="lotImages 010.jpg">
            <text:p>lotImages 010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13];&quot;',&quot;;[.C13];&quot;,'&quot;;[.D13];&quot;');&quot;)" office:value-type="string" office:string-value="INSERT INTO images VALUES('C:/Users/Ryan Luedders/workspace/ImageFeeder/resized/lotImages 010.jpg',10,'PKI West');">
            <text:p>INSERT INTO images VALUES('C:/Users/Ryan Luedders/workspace/ImageFeeder/resized/lotImages 010.jpg',10,'PKI West');</text:p>
          </table:table-cell>
        </table:table-row>
        <table:table-row table:style-name="ro2">
          <table:table-cell table:style-name="ce2" office:value-type="float" office:value="11">
            <text:p>011</text:p>
          </table:table-cell>
          <table:table-cell table:style-name="ce3" table:formula="oooc:=CONCATENATE(&quot;lotImages 0&quot;;[.A14];&quot;.jpg&quot;)" office:value-type="string" office:string-value="lotImages 011.jpg">
            <text:p>lotImages 011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14];&quot;',&quot;;[.C14];&quot;,'&quot;;[.D14];&quot;');&quot;)" office:value-type="string" office:string-value="INSERT INTO images VALUES('C:/Users/Ryan Luedders/workspace/ImageFeeder/resized/lotImages 011.jpg',10,'PKI West');">
            <text:p>INSERT INTO images VALUES('C:/Users/Ryan Luedders/workspace/ImageFeeder/resized/lotImages 011.jpg',10,'PKI West');</text:p>
          </table:table-cell>
        </table:table-row>
        <table:table-row table:style-name="ro2">
          <table:table-cell table:style-name="ce2" office:value-type="float" office:value="12">
            <text:p>012</text:p>
          </table:table-cell>
          <table:table-cell table:style-name="ce3" table:formula="oooc:=CONCATENATE(&quot;lotImages 0&quot;;[.A15];&quot;.jpg&quot;)" office:value-type="string" office:string-value="lotImages 012.jpg">
            <text:p>lotImages 012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15];&quot;',&quot;;[.C15];&quot;,'&quot;;[.D15];&quot;');&quot;)" office:value-type="string" office:string-value="INSERT INTO images VALUES('C:/Users/Ryan Luedders/workspace/ImageFeeder/resized/lotImages 012.jpg',10,'PKI West');">
            <text:p>INSERT INTO images VALUES('C:/Users/Ryan Luedders/workspace/ImageFeeder/resized/lotImages 012.jpg',10,'PKI West');</text:p>
          </table:table-cell>
        </table:table-row>
        <table:table-row table:style-name="ro2">
          <table:table-cell table:style-name="ce2" office:value-type="float" office:value="13">
            <text:p>013</text:p>
          </table:table-cell>
          <table:table-cell table:style-name="ce3" table:formula="oooc:=CONCATENATE(&quot;lotImages 0&quot;;[.A16];&quot;.jpg&quot;)" office:value-type="string" office:string-value="lotImages 013.jpg">
            <text:p>lotImages 013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16];&quot;',&quot;;[.C16];&quot;,'&quot;;[.D16];&quot;');&quot;)" office:value-type="string" office:string-value="INSERT INTO images VALUES('C:/Users/Ryan Luedders/workspace/ImageFeeder/resized/lotImages 013.jpg',10,'PKI West');">
            <text:p>INSERT INTO images VALUES('C:/Users/Ryan Luedders/workspace/ImageFeeder/resized/lotImages 013.jpg',10,'PKI West');</text:p>
          </table:table-cell>
        </table:table-row>
        <table:table-row table:style-name="ro2">
          <table:table-cell table:style-name="ce2" office:value-type="float" office:value="14">
            <text:p>014</text:p>
          </table:table-cell>
          <table:table-cell table:style-name="ce3" table:formula="oooc:=CONCATENATE(&quot;lotImages 0&quot;;[.A17];&quot;.jpg&quot;)" office:value-type="string" office:string-value="lotImages 014.jpg">
            <text:p>lotImages 014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17];&quot;',&quot;;[.C17];&quot;,'&quot;;[.D17];&quot;');&quot;)" office:value-type="string" office:string-value="INSERT INTO images VALUES('C:/Users/Ryan Luedders/workspace/ImageFeeder/resized/lotImages 014.jpg',10,'PKI West');">
            <text:p>INSERT INTO images VALUES('C:/Users/Ryan Luedders/workspace/ImageFeeder/resized/lotImages 014.jpg',10,'PKI West');</text:p>
          </table:table-cell>
        </table:table-row>
        <table:table-row table:style-name="ro2">
          <table:table-cell table:style-name="ce2" office:value-type="float" office:value="15">
            <text:p>015</text:p>
          </table:table-cell>
          <table:table-cell table:style-name="ce3" table:formula="oooc:=CONCATENATE(&quot;lotImages 0&quot;;[.A18];&quot;.jpg&quot;)" office:value-type="string" office:string-value="lotImages 015.jpg">
            <text:p>lotImages 015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18];&quot;',&quot;;[.C18];&quot;,'&quot;;[.D18];&quot;');&quot;)" office:value-type="string" office:string-value="INSERT INTO images VALUES('C:/Users/Ryan Luedders/workspace/ImageFeeder/resized/lotImages 015.jpg',10,'PKI West');">
            <text:p>INSERT INTO images VALUES('C:/Users/Ryan Luedders/workspace/ImageFeeder/resized/lotImages 015.jpg',10,'PKI West');</text:p>
          </table:table-cell>
        </table:table-row>
        <table:table-row table:style-name="ro2">
          <table:table-cell table:style-name="ce2" office:value-type="float" office:value="16">
            <text:p>016</text:p>
          </table:table-cell>
          <table:table-cell table:style-name="ce3" table:formula="oooc:=CONCATENATE(&quot;lotImages 0&quot;;[.A19];&quot;.jpg&quot;)" office:value-type="string" office:string-value="lotImages 016.jpg">
            <text:p>lotImages 016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19];&quot;',&quot;;[.C19];&quot;,'&quot;;[.D19];&quot;');&quot;)" office:value-type="string" office:string-value="INSERT INTO images VALUES('C:/Users/Ryan Luedders/workspace/ImageFeeder/resized/lotImages 016.jpg',10,'PKI West');">
            <text:p>INSERT INTO images VALUES('C:/Users/Ryan Luedders/workspace/ImageFeeder/resized/lotImages 016.jpg',10,'PKI West');</text:p>
          </table:table-cell>
        </table:table-row>
        <table:table-row table:style-name="ro2">
          <table:table-cell table:style-name="ce2" office:value-type="float" office:value="17">
            <text:p>017</text:p>
          </table:table-cell>
          <table:table-cell table:style-name="ce3" table:formula="oooc:=CONCATENATE(&quot;lotImages 0&quot;;[.A20];&quot;.jpg&quot;)" office:value-type="string" office:string-value="lotImages 017.jpg">
            <text:p>lotImages 017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20];&quot;',&quot;;[.C20];&quot;,'&quot;;[.D20];&quot;');&quot;)" office:value-type="string" office:string-value="INSERT INTO images VALUES('C:/Users/Ryan Luedders/workspace/ImageFeeder/resized/lotImages 017.jpg',10,'PKI West');">
            <text:p>INSERT INTO images VALUES('C:/Users/Ryan Luedders/workspace/ImageFeeder/resized/lotImages 017.jpg',10,'PKI West');</text:p>
          </table:table-cell>
        </table:table-row>
        <table:table-row table:style-name="ro2">
          <table:table-cell table:style-name="ce2" office:value-type="float" office:value="18">
            <text:p>018</text:p>
          </table:table-cell>
          <table:table-cell table:style-name="ce3" table:formula="oooc:=CONCATENATE(&quot;lotImages 0&quot;;[.A21];&quot;.jpg&quot;)" office:value-type="string" office:string-value="lotImages 018.jpg">
            <text:p>lotImages 018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21];&quot;',&quot;;[.C21];&quot;,'&quot;;[.D21];&quot;');&quot;)" office:value-type="string" office:string-value="INSERT INTO images VALUES('C:/Users/Ryan Luedders/workspace/ImageFeeder/resized/lotImages 018.jpg',10,'PKI West');">
            <text:p>INSERT INTO images VALUES('C:/Users/Ryan Luedders/workspace/ImageFeeder/resized/lotImages 018.jpg',10,'PKI West');</text:p>
          </table:table-cell>
        </table:table-row>
        <table:table-row table:style-name="ro2">
          <table:table-cell table:style-name="ce2" office:value-type="float" office:value="19">
            <text:p>019</text:p>
          </table:table-cell>
          <table:table-cell table:style-name="ce3" table:formula="oooc:=CONCATENATE(&quot;lotImages 0&quot;;[.A22];&quot;.jpg&quot;)" office:value-type="string" office:string-value="lotImages 019.jpg">
            <text:p>lotImages 019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22];&quot;',&quot;;[.C22];&quot;,'&quot;;[.D22];&quot;');&quot;)" office:value-type="string" office:string-value="INSERT INTO images VALUES('C:/Users/Ryan Luedders/workspace/ImageFeeder/resized/lotImages 019.jpg',10,'PKI West');">
            <text:p>INSERT INTO images VALUES('C:/Users/Ryan Luedders/workspace/ImageFeeder/resized/lotImages 019.jpg',10,'PKI West');</text:p>
          </table:table-cell>
        </table:table-row>
        <table:table-row table:style-name="ro2">
          <table:table-cell table:style-name="ce2" office:value-type="float" office:value="20">
            <text:p>020</text:p>
          </table:table-cell>
          <table:table-cell table:style-name="ce3" table:formula="oooc:=CONCATENATE(&quot;lotImages 0&quot;;[.A23];&quot;.jpg&quot;)" office:value-type="string" office:string-value="lotImages 020.jpg">
            <text:p>lotImages 020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23];&quot;',&quot;;[.C23];&quot;,'&quot;;[.D23];&quot;');&quot;)" office:value-type="string" office:string-value="INSERT INTO images VALUES('C:/Users/Ryan Luedders/workspace/ImageFeeder/resized/lotImages 020.jpg',10,'PKI West');">
            <text:p>INSERT INTO images VALUES('C:/Users/Ryan Luedders/workspace/ImageFeeder/resized/lotImages 020.jpg',10,'PKI West');</text:p>
          </table:table-cell>
        </table:table-row>
        <table:table-row table:style-name="ro2">
          <table:table-cell table:style-name="ce2" office:value-type="float" office:value="21">
            <text:p>021</text:p>
          </table:table-cell>
          <table:table-cell table:style-name="ce3" table:formula="oooc:=CONCATENATE(&quot;lotImages 0&quot;;[.A24];&quot;.jpg&quot;)" office:value-type="string" office:string-value="lotImages 021.jpg">
            <text:p>lotImages 021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24];&quot;',&quot;;[.C24];&quot;,'&quot;;[.D24];&quot;');&quot;)" office:value-type="string" office:string-value="INSERT INTO images VALUES('C:/Users/Ryan Luedders/workspace/ImageFeeder/resized/lotImages 021.jpg',10,'PKI West');">
            <text:p>INSERT INTO images VALUES('C:/Users/Ryan Luedders/workspace/ImageFeeder/resized/lotImages 021.jpg',10,'PKI West');</text:p>
          </table:table-cell>
        </table:table-row>
        <table:table-row table:style-name="ro2">
          <table:table-cell table:style-name="ce2" office:value-type="float" office:value="22">
            <text:p>022</text:p>
          </table:table-cell>
          <table:table-cell table:style-name="ce3" table:formula="oooc:=CONCATENATE(&quot;lotImages 0&quot;;[.A25];&quot;.jpg&quot;)" office:value-type="string" office:string-value="lotImages 022.jpg">
            <text:p>lotImages 022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25];&quot;',&quot;;[.C25];&quot;,'&quot;;[.D25];&quot;');&quot;)" office:value-type="string" office:string-value="INSERT INTO images VALUES('C:/Users/Ryan Luedders/workspace/ImageFeeder/resized/lotImages 022.jpg',10,'PKI West');">
            <text:p>INSERT INTO images VALUES('C:/Users/Ryan Luedders/workspace/ImageFeeder/resized/lotImages 022.jpg',10,'PKI West');</text:p>
          </table:table-cell>
        </table:table-row>
        <table:table-row table:style-name="ro2">
          <table:table-cell table:style-name="ce2" office:value-type="float" office:value="23">
            <text:p>023</text:p>
          </table:table-cell>
          <table:table-cell table:style-name="ce3" table:formula="oooc:=CONCATENATE(&quot;lotImages 0&quot;;[.A26];&quot;.jpg&quot;)" office:value-type="string" office:string-value="lotImages 023.jpg">
            <text:p>lotImages 023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26];&quot;',&quot;;[.C26];&quot;,'&quot;;[.D26];&quot;');&quot;)" office:value-type="string" office:string-value="INSERT INTO images VALUES('C:/Users/Ryan Luedders/workspace/ImageFeeder/resized/lotImages 023.jpg',10,'PKI West');">
            <text:p>INSERT INTO images VALUES('C:/Users/Ryan Luedders/workspace/ImageFeeder/resized/lotImages 023.jpg',10,'PKI West');</text:p>
          </table:table-cell>
        </table:table-row>
        <table:table-row table:style-name="ro2">
          <table:table-cell table:style-name="ce2" office:value-type="float" office:value="24">
            <text:p>024</text:p>
          </table:table-cell>
          <table:table-cell table:style-name="ce3" table:formula="oooc:=CONCATENATE(&quot;lotImages 0&quot;;[.A27];&quot;.jpg&quot;)" office:value-type="string" office:string-value="lotImages 024.jpg">
            <text:p>lotImages 024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27];&quot;',&quot;;[.C27];&quot;,'&quot;;[.D27];&quot;');&quot;)" office:value-type="string" office:string-value="INSERT INTO images VALUES('C:/Users/Ryan Luedders/workspace/ImageFeeder/resized/lotImages 024.jpg',10,'PKI West');">
            <text:p>INSERT INTO images VALUES('C:/Users/Ryan Luedders/workspace/ImageFeeder/resized/lotImages 024.jpg',10,'PKI West');</text:p>
          </table:table-cell>
        </table:table-row>
        <table:table-row table:style-name="ro2">
          <table:table-cell table:style-name="ce2" office:value-type="float" office:value="25">
            <text:p>025</text:p>
          </table:table-cell>
          <table:table-cell table:style-name="ce3" table:formula="oooc:=CONCATENATE(&quot;lotImages 0&quot;;[.A28];&quot;.jpg&quot;)" office:value-type="string" office:string-value="lotImages 025.jpg">
            <text:p>lotImages 025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28];&quot;',&quot;;[.C28];&quot;,'&quot;;[.D28];&quot;');&quot;)" office:value-type="string" office:string-value="INSERT INTO images VALUES('C:/Users/Ryan Luedders/workspace/ImageFeeder/resized/lotImages 025.jpg',10,'PKI West');">
            <text:p>INSERT INTO images VALUES('C:/Users/Ryan Luedders/workspace/ImageFeeder/resized/lotImages 025.jpg',10,'PKI West');</text:p>
          </table:table-cell>
        </table:table-row>
        <table:table-row table:style-name="ro2">
          <table:table-cell table:style-name="ce2" office:value-type="float" office:value="26">
            <text:p>026</text:p>
          </table:table-cell>
          <table:table-cell table:style-name="ce3" table:formula="oooc:=CONCATENATE(&quot;lotImages 0&quot;;[.A29];&quot;.jpg&quot;)" office:value-type="string" office:string-value="lotImages 026.jpg">
            <text:p>lotImages 026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29];&quot;',&quot;;[.C29];&quot;,'&quot;;[.D29];&quot;');&quot;)" office:value-type="string" office:string-value="INSERT INTO images VALUES('C:/Users/Ryan Luedders/workspace/ImageFeeder/resized/lotImages 026.jpg',10,'PKI West');">
            <text:p>INSERT INTO images VALUES('C:/Users/Ryan Luedders/workspace/ImageFeeder/resized/lotImages 026.jpg',10,'PKI West');</text:p>
          </table:table-cell>
        </table:table-row>
        <table:table-row table:style-name="ro2">
          <table:table-cell table:style-name="ce2" office:value-type="float" office:value="27">
            <text:p>027</text:p>
          </table:table-cell>
          <table:table-cell table:style-name="ce3" table:formula="oooc:=CONCATENATE(&quot;lotImages 0&quot;;[.A30];&quot;.jpg&quot;)" office:value-type="string" office:string-value="lotImages 027.jpg">
            <text:p>lotImages 027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30];&quot;',&quot;;[.C30];&quot;,'&quot;;[.D30];&quot;');&quot;)" office:value-type="string" office:string-value="INSERT INTO images VALUES('C:/Users/Ryan Luedders/workspace/ImageFeeder/resized/lotImages 027.jpg',10,'PKI West');">
            <text:p>INSERT INTO images VALUES('C:/Users/Ryan Luedders/workspace/ImageFeeder/resized/lotImages 027.jpg',10,'PKI West');</text:p>
          </table:table-cell>
        </table:table-row>
        <table:table-row table:style-name="ro2">
          <table:table-cell table:style-name="ce2" office:value-type="float" office:value="28">
            <text:p>028</text:p>
          </table:table-cell>
          <table:table-cell table:style-name="ce3" table:formula="oooc:=CONCATENATE(&quot;lotImages 0&quot;;[.A31];&quot;.jpg&quot;)" office:value-type="string" office:string-value="lotImages 028.jpg">
            <text:p>lotImages 028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31];&quot;',&quot;;[.C31];&quot;,'&quot;;[.D31];&quot;');&quot;)" office:value-type="string" office:string-value="INSERT INTO images VALUES('C:/Users/Ryan Luedders/workspace/ImageFeeder/resized/lotImages 028.jpg',10,'PKI West');">
            <text:p>INSERT INTO images VALUES('C:/Users/Ryan Luedders/workspace/ImageFeeder/resized/lotImages 028.jpg',10,'PKI West');</text:p>
          </table:table-cell>
        </table:table-row>
        <table:table-row table:style-name="ro2">
          <table:table-cell table:style-name="ce2" office:value-type="float" office:value="29">
            <text:p>029</text:p>
          </table:table-cell>
          <table:table-cell table:style-name="ce3" table:formula="oooc:=CONCATENATE(&quot;lotImages 0&quot;;[.A32];&quot;.jpg&quot;)" office:value-type="string" office:string-value="lotImages 029.jpg">
            <text:p>lotImages 029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32];&quot;',&quot;;[.C32];&quot;,'&quot;;[.D32];&quot;');&quot;)" office:value-type="string" office:string-value="INSERT INTO images VALUES('C:/Users/Ryan Luedders/workspace/ImageFeeder/resized/lotImages 029.jpg',10,'PKI West');">
            <text:p>INSERT INTO images VALUES('C:/Users/Ryan Luedders/workspace/ImageFeeder/resized/lotImages 029.jpg',10,'PKI West');</text:p>
          </table:table-cell>
        </table:table-row>
        <table:table-row table:style-name="ro2">
          <table:table-cell table:style-name="ce2" office:value-type="float" office:value="30">
            <text:p>030</text:p>
          </table:table-cell>
          <table:table-cell table:style-name="ce3" table:formula="oooc:=CONCATENATE(&quot;lotImages 0&quot;;[.A33];&quot;.jpg&quot;)" office:value-type="string" office:string-value="lotImages 030.jpg">
            <text:p>lotImages 030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33];&quot;',&quot;;[.C33];&quot;,'&quot;;[.D33];&quot;');&quot;)" office:value-type="string" office:string-value="INSERT INTO images VALUES('C:/Users/Ryan Luedders/workspace/ImageFeeder/resized/lotImages 030.jpg',10,'PKI West');">
            <text:p>INSERT INTO images VALUES('C:/Users/Ryan Luedders/workspace/ImageFeeder/resized/lotImages 030.jpg',10,'PKI West');</text:p>
          </table:table-cell>
        </table:table-row>
        <table:table-row table:style-name="ro2">
          <table:table-cell table:style-name="ce2" office:value-type="float" office:value="31">
            <text:p>031</text:p>
          </table:table-cell>
          <table:table-cell table:style-name="ce3" table:formula="oooc:=CONCATENATE(&quot;lotImages 0&quot;;[.A34];&quot;.jpg&quot;)" office:value-type="string" office:string-value="lotImages 031.jpg">
            <text:p>lotImages 031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34];&quot;',&quot;;[.C34];&quot;,'&quot;;[.D34];&quot;');&quot;)" office:value-type="string" office:string-value="INSERT INTO images VALUES('C:/Users/Ryan Luedders/workspace/ImageFeeder/resized/lotImages 031.jpg',10,'PKI West');">
            <text:p>INSERT INTO images VALUES('C:/Users/Ryan Luedders/workspace/ImageFeeder/resized/lotImages 031.jpg',10,'PKI West');</text:p>
          </table:table-cell>
        </table:table-row>
        <table:table-row table:style-name="ro2">
          <table:table-cell table:style-name="ce2" office:value-type="float" office:value="32">
            <text:p>032</text:p>
          </table:table-cell>
          <table:table-cell table:style-name="ce3" table:formula="oooc:=CONCATENATE(&quot;lotImages 0&quot;;[.A35];&quot;.jpg&quot;)" office:value-type="string" office:string-value="lotImages 032.jpg">
            <text:p>lotImages 032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35];&quot;',&quot;;[.C35];&quot;,'&quot;;[.D35];&quot;');&quot;)" office:value-type="string" office:string-value="INSERT INTO images VALUES('C:/Users/Ryan Luedders/workspace/ImageFeeder/resized/lotImages 032.jpg',10,'PKI West');">
            <text:p>INSERT INTO images VALUES('C:/Users/Ryan Luedders/workspace/ImageFeeder/resized/lotImages 032.jpg',10,'PKI West');</text:p>
          </table:table-cell>
        </table:table-row>
        <table:table-row table:style-name="ro2">
          <table:table-cell table:style-name="ce2" office:value-type="float" office:value="33">
            <text:p>033</text:p>
          </table:table-cell>
          <table:table-cell table:style-name="ce3" table:formula="oooc:=CONCATENATE(&quot;lotImages 0&quot;;[.A36];&quot;.jpg&quot;)" office:value-type="string" office:string-value="lotImages 033.jpg">
            <text:p>lotImages 033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36];&quot;',&quot;;[.C36];&quot;,'&quot;;[.D36];&quot;');&quot;)" office:value-type="string" office:string-value="INSERT INTO images VALUES('C:/Users/Ryan Luedders/workspace/ImageFeeder/resized/lotImages 033.jpg',10,'PKI West');">
            <text:p>INSERT INTO images VALUES('C:/Users/Ryan Luedders/workspace/ImageFeeder/resized/lotImages 033.jpg',10,'PKI West');</text:p>
          </table:table-cell>
        </table:table-row>
        <table:table-row table:style-name="ro2">
          <table:table-cell table:style-name="ce2" office:value-type="float" office:value="34">
            <text:p>034</text:p>
          </table:table-cell>
          <table:table-cell table:style-name="ce3" table:formula="oooc:=CONCATENATE(&quot;lotImages 0&quot;;[.A37];&quot;.jpg&quot;)" office:value-type="string" office:string-value="lotImages 034.jpg">
            <text:p>lotImages 034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37];&quot;',&quot;;[.C37];&quot;,'&quot;;[.D37];&quot;');&quot;)" office:value-type="string" office:string-value="INSERT INTO images VALUES('C:/Users/Ryan Luedders/workspace/ImageFeeder/resized/lotImages 034.jpg',10,'PKI West');">
            <text:p>INSERT INTO images VALUES('C:/Users/Ryan Luedders/workspace/ImageFeeder/resized/lotImages 034.jpg',10,'PKI West');</text:p>
          </table:table-cell>
        </table:table-row>
        <table:table-row table:style-name="ro2">
          <table:table-cell table:style-name="ce2" office:value-type="float" office:value="35">
            <text:p>035</text:p>
          </table:table-cell>
          <table:table-cell table:style-name="ce3" table:formula="oooc:=CONCATENATE(&quot;lotImages 0&quot;;[.A38];&quot;.jpg&quot;)" office:value-type="string" office:string-value="lotImages 035.jpg">
            <text:p>lotImages 035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38];&quot;',&quot;;[.C38];&quot;,'&quot;;[.D38];&quot;');&quot;)" office:value-type="string" office:string-value="INSERT INTO images VALUES('C:/Users/Ryan Luedders/workspace/ImageFeeder/resized/lotImages 035.jpg',10,'PKI West');">
            <text:p>INSERT INTO images VALUES('C:/Users/Ryan Luedders/workspace/ImageFeeder/resized/lotImages 035.jpg',10,'PKI West');</text:p>
          </table:table-cell>
        </table:table-row>
        <table:table-row table:style-name="ro2">
          <table:table-cell table:style-name="ce2" office:value-type="float" office:value="36">
            <text:p>036</text:p>
          </table:table-cell>
          <table:table-cell table:style-name="ce3" table:formula="oooc:=CONCATENATE(&quot;lotImages 0&quot;;[.A39];&quot;.jpg&quot;)" office:value-type="string" office:string-value="lotImages 036.jpg">
            <text:p>lotImages 036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39];&quot;',&quot;;[.C39];&quot;,'&quot;;[.D39];&quot;');&quot;)" office:value-type="string" office:string-value="INSERT INTO images VALUES('C:/Users/Ryan Luedders/workspace/ImageFeeder/resized/lotImages 036.jpg',10,'PKI West');">
            <text:p>INSERT INTO images VALUES('C:/Users/Ryan Luedders/workspace/ImageFeeder/resized/lotImages 036.jpg',10,'PKI West');</text:p>
          </table:table-cell>
        </table:table-row>
        <table:table-row table:style-name="ro2">
          <table:table-cell table:style-name="ce2" office:value-type="float" office:value="37">
            <text:p>037</text:p>
          </table:table-cell>
          <table:table-cell table:style-name="ce3" table:formula="oooc:=CONCATENATE(&quot;lotImages 0&quot;;[.A40];&quot;.jpg&quot;)" office:value-type="string" office:string-value="lotImages 037.jpg">
            <text:p>lotImages 037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40];&quot;',&quot;;[.C40];&quot;,'&quot;;[.D40];&quot;');&quot;)" office:value-type="string" office:string-value="INSERT INTO images VALUES('C:/Users/Ryan Luedders/workspace/ImageFeeder/resized/lotImages 037.jpg',10,'PKI West');">
            <text:p>INSERT INTO images VALUES('C:/Users/Ryan Luedders/workspace/ImageFeeder/resized/lotImages 037.jpg',10,'PKI West');</text:p>
          </table:table-cell>
        </table:table-row>
        <table:table-row table:style-name="ro2">
          <table:table-cell table:style-name="ce2" office:value-type="float" office:value="38">
            <text:p>038</text:p>
          </table:table-cell>
          <table:table-cell table:style-name="ce3" table:formula="oooc:=CONCATENATE(&quot;lotImages 0&quot;;[.A41];&quot;.jpg&quot;)" office:value-type="string" office:string-value="lotImages 038.jpg">
            <text:p>lotImages 038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41];&quot;',&quot;;[.C41];&quot;,'&quot;;[.D41];&quot;');&quot;)" office:value-type="string" office:string-value="INSERT INTO images VALUES('C:/Users/Ryan Luedders/workspace/ImageFeeder/resized/lotImages 038.jpg',10,'PKI West');">
            <text:p>INSERT INTO images VALUES('C:/Users/Ryan Luedders/workspace/ImageFeeder/resized/lotImages 038.jpg',10,'PKI West');</text:p>
          </table:table-cell>
        </table:table-row>
        <table:table-row table:style-name="ro2">
          <table:table-cell table:style-name="ce2" office:value-type="float" office:value="39">
            <text:p>039</text:p>
          </table:table-cell>
          <table:table-cell table:style-name="ce3" table:formula="oooc:=CONCATENATE(&quot;lotImages 0&quot;;[.A42];&quot;.jpg&quot;)" office:value-type="string" office:string-value="lotImages 039.jpg">
            <text:p>lotImages 039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42];&quot;',&quot;;[.C42];&quot;,'&quot;;[.D42];&quot;');&quot;)" office:value-type="string" office:string-value="INSERT INTO images VALUES('C:/Users/Ryan Luedders/workspace/ImageFeeder/resized/lotImages 039.jpg',10,'PKI West');">
            <text:p>INSERT INTO images VALUES('C:/Users/Ryan Luedders/workspace/ImageFeeder/resized/lotImages 039.jpg',10,'PKI West');</text:p>
          </table:table-cell>
        </table:table-row>
        <table:table-row table:style-name="ro2">
          <table:table-cell table:style-name="ce2" office:value-type="float" office:value="40">
            <text:p>040</text:p>
          </table:table-cell>
          <table:table-cell table:style-name="ce3" table:formula="oooc:=CONCATENATE(&quot;lotImages 0&quot;;[.A43];&quot;.jpg&quot;)" office:value-type="string" office:string-value="lotImages 040.jpg">
            <text:p>lotImages 040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43];&quot;',&quot;;[.C43];&quot;,'&quot;;[.D43];&quot;');&quot;)" office:value-type="string" office:string-value="INSERT INTO images VALUES('C:/Users/Ryan Luedders/workspace/ImageFeeder/resized/lotImages 040.jpg',10,'PKI West');">
            <text:p>INSERT INTO images VALUES('C:/Users/Ryan Luedders/workspace/ImageFeeder/resized/lotImages 040.jpg',10,'PKI West');</text:p>
          </table:table-cell>
        </table:table-row>
        <table:table-row table:style-name="ro2">
          <table:table-cell table:style-name="ce2" office:value-type="float" office:value="41">
            <text:p>041</text:p>
          </table:table-cell>
          <table:table-cell table:style-name="ce3" table:formula="oooc:=CONCATENATE(&quot;lotImages 0&quot;;[.A44];&quot;.jpg&quot;)" office:value-type="string" office:string-value="lotImages 041.jpg">
            <text:p>lotImages 041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44];&quot;',&quot;;[.C44];&quot;,'&quot;;[.D44];&quot;');&quot;)" office:value-type="string" office:string-value="INSERT INTO images VALUES('C:/Users/Ryan Luedders/workspace/ImageFeeder/resized/lotImages 041.jpg',10,'PKI West');">
            <text:p>INSERT INTO images VALUES('C:/Users/Ryan Luedders/workspace/ImageFeeder/resized/lotImages 041.jpg',10,'PKI West');</text:p>
          </table:table-cell>
        </table:table-row>
        <table:table-row table:style-name="ro2">
          <table:table-cell table:style-name="ce2" office:value-type="float" office:value="42">
            <text:p>042</text:p>
          </table:table-cell>
          <table:table-cell table:style-name="ce3" table:formula="oooc:=CONCATENATE(&quot;lotImages 0&quot;;[.A45];&quot;.jpg&quot;)" office:value-type="string" office:string-value="lotImages 042.jpg">
            <text:p>lotImages 042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45];&quot;',&quot;;[.C45];&quot;,'&quot;;[.D45];&quot;');&quot;)" office:value-type="string" office:string-value="INSERT INTO images VALUES('C:/Users/Ryan Luedders/workspace/ImageFeeder/resized/lotImages 042.jpg',10,'PKI West');">
            <text:p>INSERT INTO images VALUES('C:/Users/Ryan Luedders/workspace/ImageFeeder/resized/lotImages 042.jpg',10,'PKI West');</text:p>
          </table:table-cell>
        </table:table-row>
        <table:table-row table:style-name="ro2">
          <table:table-cell table:style-name="ce2" office:value-type="float" office:value="43">
            <text:p>043</text:p>
          </table:table-cell>
          <table:table-cell table:style-name="ce3" table:formula="oooc:=CONCATENATE(&quot;lotImages 0&quot;;[.A46];&quot;.jpg&quot;)" office:value-type="string" office:string-value="lotImages 043.jpg">
            <text:p>lotImages 043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46];&quot;',&quot;;[.C46];&quot;,'&quot;;[.D46];&quot;');&quot;)" office:value-type="string" office:string-value="INSERT INTO images VALUES('C:/Users/Ryan Luedders/workspace/ImageFeeder/resized/lotImages 043.jpg',10,'PKI West');">
            <text:p>INSERT INTO images VALUES('C:/Users/Ryan Luedders/workspace/ImageFeeder/resized/lotImages 043.jpg',10,'PKI West');</text:p>
          </table:table-cell>
        </table:table-row>
        <table:table-row table:style-name="ro2">
          <table:table-cell table:style-name="ce2" office:value-type="float" office:value="44">
            <text:p>044</text:p>
          </table:table-cell>
          <table:table-cell table:style-name="ce3" table:formula="oooc:=CONCATENATE(&quot;lotImages 0&quot;;[.A47];&quot;.jpg&quot;)" office:value-type="string" office:string-value="lotImages 044.jpg">
            <text:p>lotImages 044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47];&quot;',&quot;;[.C47];&quot;,'&quot;;[.D47];&quot;');&quot;)" office:value-type="string" office:string-value="INSERT INTO images VALUES('C:/Users/Ryan Luedders/workspace/ImageFeeder/resized/lotImages 044.jpg',10,'PKI West');">
            <text:p>INSERT INTO images VALUES('C:/Users/Ryan Luedders/workspace/ImageFeeder/resized/lotImages 044.jpg',10,'PKI West');</text:p>
          </table:table-cell>
        </table:table-row>
        <table:table-row table:style-name="ro2">
          <table:table-cell table:style-name="ce2" office:value-type="float" office:value="45">
            <text:p>045</text:p>
          </table:table-cell>
          <table:table-cell table:style-name="ce3" table:formula="oooc:=CONCATENATE(&quot;lotImages 0&quot;;[.A48];&quot;.jpg&quot;)" office:value-type="string" office:string-value="lotImages 045.jpg">
            <text:p>lotImages 045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48];&quot;',&quot;;[.C48];&quot;,'&quot;;[.D48];&quot;');&quot;)" office:value-type="string" office:string-value="INSERT INTO images VALUES('C:/Users/Ryan Luedders/workspace/ImageFeeder/resized/lotImages 045.jpg',10,'PKI West');">
            <text:p>INSERT INTO images VALUES('C:/Users/Ryan Luedders/workspace/ImageFeeder/resized/lotImages 045.jpg',10,'PKI West');</text:p>
          </table:table-cell>
        </table:table-row>
        <table:table-row table:style-name="ro2">
          <table:table-cell table:style-name="ce2" office:value-type="float" office:value="46">
            <text:p>046</text:p>
          </table:table-cell>
          <table:table-cell table:style-name="ce3" table:formula="oooc:=CONCATENATE(&quot;lotImages 0&quot;;[.A49];&quot;.jpg&quot;)" office:value-type="string" office:string-value="lotImages 046.jpg">
            <text:p>lotImages 046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49];&quot;',&quot;;[.C49];&quot;,'&quot;;[.D49];&quot;');&quot;)" office:value-type="string" office:string-value="INSERT INTO images VALUES('C:/Users/Ryan Luedders/workspace/ImageFeeder/resized/lotImages 046.jpg',10,'PKI West');">
            <text:p>INSERT INTO images VALUES('C:/Users/Ryan Luedders/workspace/ImageFeeder/resized/lotImages 046.jpg',10,'PKI West');</text:p>
          </table:table-cell>
        </table:table-row>
        <table:table-row table:style-name="ro2">
          <table:table-cell table:style-name="ce2" office:value-type="float" office:value="47">
            <text:p>047</text:p>
          </table:table-cell>
          <table:table-cell table:style-name="ce3" table:formula="oooc:=CONCATENATE(&quot;lotImages 0&quot;;[.A50];&quot;.jpg&quot;)" office:value-type="string" office:string-value="lotImages 047.jpg">
            <text:p>lotImages 047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50];&quot;',&quot;;[.C50];&quot;,'&quot;;[.D50];&quot;');&quot;)" office:value-type="string" office:string-value="INSERT INTO images VALUES('C:/Users/Ryan Luedders/workspace/ImageFeeder/resized/lotImages 047.jpg',10,'PKI West');">
            <text:p>INSERT INTO images VALUES('C:/Users/Ryan Luedders/workspace/ImageFeeder/resized/lotImages 047.jpg',10,'PKI West');</text:p>
          </table:table-cell>
        </table:table-row>
        <table:table-row table:style-name="ro2">
          <table:table-cell table:style-name="ce2" office:value-type="float" office:value="48">
            <text:p>048</text:p>
          </table:table-cell>
          <table:table-cell table:style-name="ce3" table:formula="oooc:=CONCATENATE(&quot;lotImages 0&quot;;[.A51];&quot;.jpg&quot;)" office:value-type="string" office:string-value="lotImages 048.jpg">
            <text:p>lotImages 048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51];&quot;',&quot;;[.C51];&quot;,'&quot;;[.D51];&quot;');&quot;)" office:value-type="string" office:string-value="INSERT INTO images VALUES('C:/Users/Ryan Luedders/workspace/ImageFeeder/resized/lotImages 048.jpg',10,'PKI West');">
            <text:p>INSERT INTO images VALUES('C:/Users/Ryan Luedders/workspace/ImageFeeder/resized/lotImages 048.jpg',10,'PKI West');</text:p>
          </table:table-cell>
        </table:table-row>
        <table:table-row table:style-name="ro2">
          <table:table-cell table:style-name="ce2" office:value-type="float" office:value="49">
            <text:p>049</text:p>
          </table:table-cell>
          <table:table-cell table:style-name="ce3" table:formula="oooc:=CONCATENATE(&quot;lotImages 0&quot;;[.A52];&quot;.jpg&quot;)" office:value-type="string" office:string-value="lotImages 049.jpg">
            <text:p>lotImages 049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52];&quot;',&quot;;[.C52];&quot;,'&quot;;[.D52];&quot;');&quot;)" office:value-type="string" office:string-value="INSERT INTO images VALUES('C:/Users/Ryan Luedders/workspace/ImageFeeder/resized/lotImages 049.jpg',10,'PKI West');">
            <text:p>INSERT INTO images VALUES('C:/Users/Ryan Luedders/workspace/ImageFeeder/resized/lotImages 049.jpg',10,'PKI West');</text:p>
          </table:table-cell>
        </table:table-row>
        <table:table-row table:style-name="ro2">
          <table:table-cell table:style-name="ce2" office:value-type="float" office:value="50">
            <text:p>050</text:p>
          </table:table-cell>
          <table:table-cell table:style-name="ce3" table:formula="oooc:=CONCATENATE(&quot;lotImages 0&quot;;[.A53];&quot;.jpg&quot;)" office:value-type="string" office:string-value="lotImages 050.jpg">
            <text:p>lotImages 050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53];&quot;',&quot;;[.C53];&quot;,'&quot;;[.D53];&quot;');&quot;)" office:value-type="string" office:string-value="INSERT INTO images VALUES('C:/Users/Ryan Luedders/workspace/ImageFeeder/resized/lotImages 050.jpg',10,'PKI West');">
            <text:p>INSERT INTO images VALUES('C:/Users/Ryan Luedders/workspace/ImageFeeder/resized/lotImages 050.jpg',10,'PKI West');</text:p>
          </table:table-cell>
        </table:table-row>
        <table:table-row table:style-name="ro2">
          <table:table-cell table:style-name="ce2" office:value-type="float" office:value="51">
            <text:p>051</text:p>
          </table:table-cell>
          <table:table-cell table:style-name="ce3" table:formula="oooc:=CONCATENATE(&quot;lotImages 0&quot;;[.A54];&quot;.jpg&quot;)" office:value-type="string" office:string-value="lotImages 051.jpg">
            <text:p>lotImages 051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54];&quot;',&quot;;[.C54];&quot;,'&quot;;[.D54];&quot;');&quot;)" office:value-type="string" office:string-value="INSERT INTO images VALUES('C:/Users/Ryan Luedders/workspace/ImageFeeder/resized/lotImages 051.jpg',10,'PKI West');">
            <text:p>INSERT INTO images VALUES('C:/Users/Ryan Luedders/workspace/ImageFeeder/resized/lotImages 051.jpg',10,'PKI West');</text:p>
          </table:table-cell>
        </table:table-row>
        <table:table-row table:style-name="ro2">
          <table:table-cell table:style-name="ce2" office:value-type="float" office:value="52">
            <text:p>052</text:p>
          </table:table-cell>
          <table:table-cell table:style-name="ce3" table:formula="oooc:=CONCATENATE(&quot;lotImages 0&quot;;[.A55];&quot;.jpg&quot;)" office:value-type="string" office:string-value="lotImages 052.jpg">
            <text:p>lotImages 052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55];&quot;',&quot;;[.C55];&quot;,'&quot;;[.D55];&quot;');&quot;)" office:value-type="string" office:string-value="INSERT INTO images VALUES('C:/Users/Ryan Luedders/workspace/ImageFeeder/resized/lotImages 052.jpg',10,'PKI West');">
            <text:p>INSERT INTO images VALUES('C:/Users/Ryan Luedders/workspace/ImageFeeder/resized/lotImages 052.jpg',10,'PKI West');</text:p>
          </table:table-cell>
        </table:table-row>
        <table:table-row table:style-name="ro2">
          <table:table-cell table:style-name="ce2" office:value-type="float" office:value="53">
            <text:p>053</text:p>
          </table:table-cell>
          <table:table-cell table:style-name="ce3" table:formula="oooc:=CONCATENATE(&quot;lotImages 0&quot;;[.A56];&quot;.jpg&quot;)" office:value-type="string" office:string-value="lotImages 053.jpg">
            <text:p>lotImages 053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56];&quot;',&quot;;[.C56];&quot;,'&quot;;[.D56];&quot;');&quot;)" office:value-type="string" office:string-value="INSERT INTO images VALUES('C:/Users/Ryan Luedders/workspace/ImageFeeder/resized/lotImages 053.jpg',10,'PKI West');">
            <text:p>INSERT INTO images VALUES('C:/Users/Ryan Luedders/workspace/ImageFeeder/resized/lotImages 053.jpg',10,'PKI West');</text:p>
          </table:table-cell>
        </table:table-row>
        <table:table-row table:style-name="ro2">
          <table:table-cell table:style-name="ce2" office:value-type="float" office:value="54">
            <text:p>054</text:p>
          </table:table-cell>
          <table:table-cell table:style-name="ce3" table:formula="oooc:=CONCATENATE(&quot;lotImages 0&quot;;[.A57];&quot;.jpg&quot;)" office:value-type="string" office:string-value="lotImages 054.jpg">
            <text:p>lotImages 054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57];&quot;',&quot;;[.C57];&quot;,'&quot;;[.D57];&quot;');&quot;)" office:value-type="string" office:string-value="INSERT INTO images VALUES('C:/Users/Ryan Luedders/workspace/ImageFeeder/resized/lotImages 054.jpg',10,'PKI West');">
            <text:p>INSERT INTO images VALUES('C:/Users/Ryan Luedders/workspace/ImageFeeder/resized/lotImages 054.jpg',10,'PKI West');</text:p>
          </table:table-cell>
        </table:table-row>
        <table:table-row table:style-name="ro2">
          <table:table-cell table:style-name="ce2" office:value-type="float" office:value="55">
            <text:p>055</text:p>
          </table:table-cell>
          <table:table-cell table:style-name="ce3" table:formula="oooc:=CONCATENATE(&quot;lotImages 0&quot;;[.A58];&quot;.jpg&quot;)" office:value-type="string" office:string-value="lotImages 055.jpg">
            <text:p>lotImages 055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58];&quot;',&quot;;[.C58];&quot;,'&quot;;[.D58];&quot;');&quot;)" office:value-type="string" office:string-value="INSERT INTO images VALUES('C:/Users/Ryan Luedders/workspace/ImageFeeder/resized/lotImages 055.jpg',10,'PKI West');">
            <text:p>INSERT INTO images VALUES('C:/Users/Ryan Luedders/workspace/ImageFeeder/resized/lotImages 055.jpg',10,'PKI West');</text:p>
          </table:table-cell>
        </table:table-row>
        <table:table-row table:style-name="ro2">
          <table:table-cell table:style-name="ce2" office:value-type="float" office:value="56">
            <text:p>056</text:p>
          </table:table-cell>
          <table:table-cell table:style-name="ce3" table:formula="oooc:=CONCATENATE(&quot;lotImages 0&quot;;[.A59];&quot;.jpg&quot;)" office:value-type="string" office:string-value="lotImages 056.jpg">
            <text:p>lotImages 056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59];&quot;',&quot;;[.C59];&quot;,'&quot;;[.D59];&quot;');&quot;)" office:value-type="string" office:string-value="INSERT INTO images VALUES('C:/Users/Ryan Luedders/workspace/ImageFeeder/resized/lotImages 056.jpg',10,'PKI West');">
            <text:p>INSERT INTO images VALUES('C:/Users/Ryan Luedders/workspace/ImageFeeder/resized/lotImages 056.jpg',10,'PKI West');</text:p>
          </table:table-cell>
        </table:table-row>
        <table:table-row table:style-name="ro2">
          <table:table-cell table:style-name="ce2" office:value-type="float" office:value="57">
            <text:p>057</text:p>
          </table:table-cell>
          <table:table-cell table:style-name="ce3" table:formula="oooc:=CONCATENATE(&quot;lotImages 0&quot;;[.A60];&quot;.jpg&quot;)" office:value-type="string" office:string-value="lotImages 057.jpg">
            <text:p>lotImages 057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60];&quot;',&quot;;[.C60];&quot;,'&quot;;[.D60];&quot;');&quot;)" office:value-type="string" office:string-value="INSERT INTO images VALUES('C:/Users/Ryan Luedders/workspace/ImageFeeder/resized/lotImages 057.jpg',10,'PKI West');">
            <text:p>INSERT INTO images VALUES('C:/Users/Ryan Luedders/workspace/ImageFeeder/resized/lotImages 057.jpg',10,'PKI West');</text:p>
          </table:table-cell>
        </table:table-row>
        <table:table-row table:style-name="ro2">
          <table:table-cell table:style-name="ce2" office:value-type="float" office:value="58">
            <text:p>058</text:p>
          </table:table-cell>
          <table:table-cell table:style-name="ce3" table:formula="oooc:=CONCATENATE(&quot;lotImages 0&quot;;[.A61];&quot;.jpg&quot;)" office:value-type="string" office:string-value="lotImages 058.jpg">
            <text:p>lotImages 058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61];&quot;',&quot;;[.C61];&quot;,'&quot;;[.D61];&quot;');&quot;)" office:value-type="string" office:string-value="INSERT INTO images VALUES('C:/Users/Ryan Luedders/workspace/ImageFeeder/resized/lotImages 058.jpg',10,'PKI West');">
            <text:p>INSERT INTO images VALUES('C:/Users/Ryan Luedders/workspace/ImageFeeder/resized/lotImages 058.jpg',10,'PKI West');</text:p>
          </table:table-cell>
        </table:table-row>
        <table:table-row table:style-name="ro2">
          <table:table-cell table:style-name="ce2" office:value-type="float" office:value="59">
            <text:p>059</text:p>
          </table:table-cell>
          <table:table-cell table:style-name="ce3" table:formula="oooc:=CONCATENATE(&quot;lotImages 0&quot;;[.A62];&quot;.jpg&quot;)" office:value-type="string" office:string-value="lotImages 059.jpg">
            <text:p>lotImages 059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62];&quot;',&quot;;[.C62];&quot;,'&quot;;[.D62];&quot;');&quot;)" office:value-type="string" office:string-value="INSERT INTO images VALUES('C:/Users/Ryan Luedders/workspace/ImageFeeder/resized/lotImages 059.jpg',10,'PKI West');">
            <text:p>INSERT INTO images VALUES('C:/Users/Ryan Luedders/workspace/ImageFeeder/resized/lotImages 059.jpg',10,'PKI West');</text:p>
          </table:table-cell>
        </table:table-row>
        <table:table-row table:style-name="ro2">
          <table:table-cell table:style-name="ce2" office:value-type="float" office:value="60">
            <text:p>060</text:p>
          </table:table-cell>
          <table:table-cell table:style-name="ce3" table:formula="oooc:=CONCATENATE(&quot;lotImages 0&quot;;[.A63];&quot;.jpg&quot;)" office:value-type="string" office:string-value="lotImages 060.jpg">
            <text:p>lotImages 060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63];&quot;',&quot;;[.C63];&quot;,'&quot;;[.D63];&quot;');&quot;)" office:value-type="string" office:string-value="INSERT INTO images VALUES('C:/Users/Ryan Luedders/workspace/ImageFeeder/resized/lotImages 060.jpg',10,'PKI West');">
            <text:p>INSERT INTO images VALUES('C:/Users/Ryan Luedders/workspace/ImageFeeder/resized/lotImages 060.jpg',10,'PKI West');</text:p>
          </table:table-cell>
        </table:table-row>
        <table:table-row table:style-name="ro2">
          <table:table-cell table:style-name="ce2" office:value-type="float" office:value="61">
            <text:p>061</text:p>
          </table:table-cell>
          <table:table-cell table:style-name="ce3" table:formula="oooc:=CONCATENATE(&quot;lotImages 0&quot;;[.A64];&quot;.jpg&quot;)" office:value-type="string" office:string-value="lotImages 061.jpg">
            <text:p>lotImages 061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64];&quot;',&quot;;[.C64];&quot;,'&quot;;[.D64];&quot;');&quot;)" office:value-type="string" office:string-value="INSERT INTO images VALUES('C:/Users/Ryan Luedders/workspace/ImageFeeder/resized/lotImages 061.jpg',10,'PKI West');">
            <text:p>INSERT INTO images VALUES('C:/Users/Ryan Luedders/workspace/ImageFeeder/resized/lotImages 061.jpg',10,'PKI West');</text:p>
          </table:table-cell>
        </table:table-row>
        <table:table-row table:style-name="ro2">
          <table:table-cell table:style-name="ce2" office:value-type="float" office:value="62">
            <text:p>062</text:p>
          </table:table-cell>
          <table:table-cell table:style-name="ce3" table:formula="oooc:=CONCATENATE(&quot;lotImages 0&quot;;[.A65];&quot;.jpg&quot;)" office:value-type="string" office:string-value="lotImages 062.jpg">
            <text:p>lotImages 062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65];&quot;',&quot;;[.C65];&quot;,'&quot;;[.D65];&quot;');&quot;)" office:value-type="string" office:string-value="INSERT INTO images VALUES('C:/Users/Ryan Luedders/workspace/ImageFeeder/resized/lotImages 062.jpg',10,'PKI West');">
            <text:p>INSERT INTO images VALUES('C:/Users/Ryan Luedders/workspace/ImageFeeder/resized/lotImages 062.jpg',10,'PKI West');</text:p>
          </table:table-cell>
        </table:table-row>
        <table:table-row table:style-name="ro2">
          <table:table-cell table:style-name="ce2" office:value-type="float" office:value="63">
            <text:p>063</text:p>
          </table:table-cell>
          <table:table-cell table:style-name="ce3" table:formula="oooc:=CONCATENATE(&quot;lotImages 0&quot;;[.A66];&quot;.jpg&quot;)" office:value-type="string" office:string-value="lotImages 063.jpg">
            <text:p>lotImages 063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66];&quot;',&quot;;[.C66];&quot;,'&quot;;[.D66];&quot;');&quot;)" office:value-type="string" office:string-value="INSERT INTO images VALUES('C:/Users/Ryan Luedders/workspace/ImageFeeder/resized/lotImages 063.jpg',10,'PKI West');">
            <text:p>INSERT INTO images VALUES('C:/Users/Ryan Luedders/workspace/ImageFeeder/resized/lotImages 063.jpg',10,'PKI West');</text:p>
          </table:table-cell>
        </table:table-row>
        <table:table-row table:style-name="ro2">
          <table:table-cell table:style-name="ce2" office:value-type="float" office:value="64">
            <text:p>064</text:p>
          </table:table-cell>
          <table:table-cell table:style-name="ce3" table:formula="oooc:=CONCATENATE(&quot;lotImages 0&quot;;[.A67];&quot;.jpg&quot;)" office:value-type="string" office:string-value="lotImages 064.jpg">
            <text:p>lotImages 064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67];&quot;',&quot;;[.C67];&quot;,'&quot;;[.D67];&quot;');&quot;)" office:value-type="string" office:string-value="INSERT INTO images VALUES('C:/Users/Ryan Luedders/workspace/ImageFeeder/resized/lotImages 064.jpg',10,'PKI West');">
            <text:p>INSERT INTO images VALUES('C:/Users/Ryan Luedders/workspace/ImageFeeder/resized/lotImages 064.jpg',10,'PKI West');</text:p>
          </table:table-cell>
        </table:table-row>
        <table:table-row table:style-name="ro2">
          <table:table-cell table:style-name="ce2" office:value-type="float" office:value="65">
            <text:p>065</text:p>
          </table:table-cell>
          <table:table-cell table:style-name="ce3" table:formula="oooc:=CONCATENATE(&quot;lotImages 0&quot;;[.A68];&quot;.jpg&quot;)" office:value-type="string" office:string-value="lotImages 065.jpg">
            <text:p>lotImages 065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68];&quot;',&quot;;[.C68];&quot;,'&quot;;[.D68];&quot;');&quot;)" office:value-type="string" office:string-value="INSERT INTO images VALUES('C:/Users/Ryan Luedders/workspace/ImageFeeder/resized/lotImages 065.jpg',10,'PKI West');">
            <text:p>INSERT INTO images VALUES('C:/Users/Ryan Luedders/workspace/ImageFeeder/resized/lotImages 065.jpg',10,'PKI West');</text:p>
          </table:table-cell>
        </table:table-row>
        <table:table-row table:style-name="ro2">
          <table:table-cell table:style-name="ce2" office:value-type="float" office:value="66">
            <text:p>066</text:p>
          </table:table-cell>
          <table:table-cell table:style-name="ce3" table:formula="oooc:=CONCATENATE(&quot;lotImages 0&quot;;[.A69];&quot;.jpg&quot;)" office:value-type="string" office:string-value="lotImages 066.jpg">
            <text:p>lotImages 066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69];&quot;',&quot;;[.C69];&quot;,'&quot;;[.D69];&quot;');&quot;)" office:value-type="string" office:string-value="INSERT INTO images VALUES('C:/Users/Ryan Luedders/workspace/ImageFeeder/resized/lotImages 066.jpg',10,'PKI West');">
            <text:p>INSERT INTO images VALUES('C:/Users/Ryan Luedders/workspace/ImageFeeder/resized/lotImages 066.jpg',10,'PKI West');</text:p>
          </table:table-cell>
        </table:table-row>
        <table:table-row table:style-name="ro2">
          <table:table-cell table:style-name="ce2" office:value-type="float" office:value="67">
            <text:p>067</text:p>
          </table:table-cell>
          <table:table-cell table:style-name="ce3" table:formula="oooc:=CONCATENATE(&quot;lotImages 0&quot;;[.A70];&quot;.jpg&quot;)" office:value-type="string" office:string-value="lotImages 067.jpg">
            <text:p>lotImages 067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70];&quot;',&quot;;[.C70];&quot;,'&quot;;[.D70];&quot;');&quot;)" office:value-type="string" office:string-value="INSERT INTO images VALUES('C:/Users/Ryan Luedders/workspace/ImageFeeder/resized/lotImages 067.jpg',10,'PKI West');">
            <text:p>INSERT INTO images VALUES('C:/Users/Ryan Luedders/workspace/ImageFeeder/resized/lotImages 067.jpg',10,'PKI West');</text:p>
          </table:table-cell>
        </table:table-row>
        <table:table-row table:style-name="ro2">
          <table:table-cell table:style-name="ce2" office:value-type="float" office:value="68">
            <text:p>068</text:p>
          </table:table-cell>
          <table:table-cell table:style-name="ce3" table:formula="oooc:=CONCATENATE(&quot;lotImages 0&quot;;[.A71];&quot;.jpg&quot;)" office:value-type="string" office:string-value="lotImages 068.jpg">
            <text:p>lotImages 068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71];&quot;',&quot;;[.C71];&quot;,'&quot;;[.D71];&quot;');&quot;)" office:value-type="string" office:string-value="INSERT INTO images VALUES('C:/Users/Ryan Luedders/workspace/ImageFeeder/resized/lotImages 068.jpg',10,'PKI West');">
            <text:p>INSERT INTO images VALUES('C:/Users/Ryan Luedders/workspace/ImageFeeder/resized/lotImages 068.jpg',10,'PKI West');</text:p>
          </table:table-cell>
        </table:table-row>
        <table:table-row table:style-name="ro2">
          <table:table-cell table:style-name="ce2" office:value-type="float" office:value="69">
            <text:p>069</text:p>
          </table:table-cell>
          <table:table-cell table:style-name="ce3" table:formula="oooc:=CONCATENATE(&quot;lotImages 0&quot;;[.A72];&quot;.jpg&quot;)" office:value-type="string" office:string-value="lotImages 069.jpg">
            <text:p>lotImages 069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72];&quot;',&quot;;[.C72];&quot;,'&quot;;[.D72];&quot;');&quot;)" office:value-type="string" office:string-value="INSERT INTO images VALUES('C:/Users/Ryan Luedders/workspace/ImageFeeder/resized/lotImages 069.jpg',10,'PKI West');">
            <text:p>INSERT INTO images VALUES('C:/Users/Ryan Luedders/workspace/ImageFeeder/resized/lotImages 069.jpg',10,'PKI West');</text:p>
          </table:table-cell>
        </table:table-row>
        <table:table-row table:style-name="ro2">
          <table:table-cell table:style-name="ce2" office:value-type="float" office:value="70">
            <text:p>070</text:p>
          </table:table-cell>
          <table:table-cell table:style-name="ce3" table:formula="oooc:=CONCATENATE(&quot;lotImages 0&quot;;[.A73];&quot;.jpg&quot;)" office:value-type="string" office:string-value="lotImages 070.jpg">
            <text:p>lotImages 070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73];&quot;',&quot;;[.C73];&quot;,'&quot;;[.D73];&quot;');&quot;)" office:value-type="string" office:string-value="INSERT INTO images VALUES('C:/Users/Ryan Luedders/workspace/ImageFeeder/resized/lotImages 070.jpg',10,'PKI West');">
            <text:p>INSERT INTO images VALUES('C:/Users/Ryan Luedders/workspace/ImageFeeder/resized/lotImages 070.jpg',10,'PKI West');</text:p>
          </table:table-cell>
        </table:table-row>
        <table:table-row table:style-name="ro2">
          <table:table-cell table:style-name="ce2" office:value-type="float" office:value="71">
            <text:p>071</text:p>
          </table:table-cell>
          <table:table-cell table:style-name="ce3" table:formula="oooc:=CONCATENATE(&quot;lotImages 0&quot;;[.A74];&quot;.jpg&quot;)" office:value-type="string" office:string-value="lotImages 071.jpg">
            <text:p>lotImages 071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74];&quot;',&quot;;[.C74];&quot;,'&quot;;[.D74];&quot;');&quot;)" office:value-type="string" office:string-value="INSERT INTO images VALUES('C:/Users/Ryan Luedders/workspace/ImageFeeder/resized/lotImages 071.jpg',10,'PKI West');">
            <text:p>INSERT INTO images VALUES('C:/Users/Ryan Luedders/workspace/ImageFeeder/resized/lotImages 071.jpg',10,'PKI West');</text:p>
          </table:table-cell>
        </table:table-row>
        <table:table-row table:style-name="ro2">
          <table:table-cell table:style-name="ce2" office:value-type="float" office:value="72">
            <text:p>072</text:p>
          </table:table-cell>
          <table:table-cell table:style-name="ce3" table:formula="oooc:=CONCATENATE(&quot;lotImages 0&quot;;[.A75];&quot;.jpg&quot;)" office:value-type="string" office:string-value="lotImages 072.jpg">
            <text:p>lotImages 072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75];&quot;',&quot;;[.C75];&quot;,'&quot;;[.D75];&quot;');&quot;)" office:value-type="string" office:string-value="INSERT INTO images VALUES('C:/Users/Ryan Luedders/workspace/ImageFeeder/resized/lotImages 072.jpg',10,'PKI West');">
            <text:p>INSERT INTO images VALUES('C:/Users/Ryan Luedders/workspace/ImageFeeder/resized/lotImages 072.jpg',10,'PKI West');</text:p>
          </table:table-cell>
        </table:table-row>
        <table:table-row table:style-name="ro2">
          <table:table-cell table:style-name="ce2" office:value-type="float" office:value="73">
            <text:p>073</text:p>
          </table:table-cell>
          <table:table-cell table:style-name="ce3" table:formula="oooc:=CONCATENATE(&quot;lotImages 0&quot;;[.A76];&quot;.jpg&quot;)" office:value-type="string" office:string-value="lotImages 073.jpg">
            <text:p>lotImages 073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76];&quot;',&quot;;[.C76];&quot;,'&quot;;[.D76];&quot;');&quot;)" office:value-type="string" office:string-value="INSERT INTO images VALUES('C:/Users/Ryan Luedders/workspace/ImageFeeder/resized/lotImages 073.jpg',10,'PKI West');">
            <text:p>INSERT INTO images VALUES('C:/Users/Ryan Luedders/workspace/ImageFeeder/resized/lotImages 073.jpg',10,'PKI West');</text:p>
          </table:table-cell>
        </table:table-row>
        <table:table-row table:style-name="ro2">
          <table:table-cell table:style-name="ce2" office:value-type="float" office:value="74">
            <text:p>074</text:p>
          </table:table-cell>
          <table:table-cell table:style-name="ce3" table:formula="oooc:=CONCATENATE(&quot;lotImages 0&quot;;[.A77];&quot;.jpg&quot;)" office:value-type="string" office:string-value="lotImages 074.jpg">
            <text:p>lotImages 074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77];&quot;',&quot;;[.C77];&quot;,'&quot;;[.D77];&quot;');&quot;)" office:value-type="string" office:string-value="INSERT INTO images VALUES('C:/Users/Ryan Luedders/workspace/ImageFeeder/resized/lotImages 074.jpg',10,'PKI West');">
            <text:p>INSERT INTO images VALUES('C:/Users/Ryan Luedders/workspace/ImageFeeder/resized/lotImages 074.jpg',10,'PKI West');</text:p>
          </table:table-cell>
        </table:table-row>
        <table:table-row table:style-name="ro2">
          <table:table-cell table:style-name="ce2" office:value-type="float" office:value="75">
            <text:p>075</text:p>
          </table:table-cell>
          <table:table-cell table:style-name="ce3" table:formula="oooc:=CONCATENATE(&quot;lotImages 0&quot;;[.A78];&quot;.jpg&quot;)" office:value-type="string" office:string-value="lotImages 075.jpg">
            <text:p>lotImages 075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78];&quot;',&quot;;[.C78];&quot;,'&quot;;[.D78];&quot;');&quot;)" office:value-type="string" office:string-value="INSERT INTO images VALUES('C:/Users/Ryan Luedders/workspace/ImageFeeder/resized/lotImages 075.jpg',10,'PKI West');">
            <text:p>INSERT INTO images VALUES('C:/Users/Ryan Luedders/workspace/ImageFeeder/resized/lotImages 075.jpg',10,'PKI West');</text:p>
          </table:table-cell>
        </table:table-row>
        <table:table-row table:style-name="ro2">
          <table:table-cell table:style-name="ce2" office:value-type="float" office:value="76">
            <text:p>076</text:p>
          </table:table-cell>
          <table:table-cell table:style-name="ce3" table:formula="oooc:=CONCATENATE(&quot;lotImages 0&quot;;[.A79];&quot;.jpg&quot;)" office:value-type="string" office:string-value="lotImages 076.jpg">
            <text:p>lotImages 076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79];&quot;',&quot;;[.C79];&quot;,'&quot;;[.D79];&quot;');&quot;)" office:value-type="string" office:string-value="INSERT INTO images VALUES('C:/Users/Ryan Luedders/workspace/ImageFeeder/resized/lotImages 076.jpg',10,'PKI West');">
            <text:p>INSERT INTO images VALUES('C:/Users/Ryan Luedders/workspace/ImageFeeder/resized/lotImages 076.jpg',10,'PKI West');</text:p>
          </table:table-cell>
        </table:table-row>
        <table:table-row table:style-name="ro2">
          <table:table-cell table:style-name="ce2" office:value-type="float" office:value="77">
            <text:p>077</text:p>
          </table:table-cell>
          <table:table-cell table:style-name="ce3" table:formula="oooc:=CONCATENATE(&quot;lotImages 0&quot;;[.A80];&quot;.jpg&quot;)" office:value-type="string" office:string-value="lotImages 077.jpg">
            <text:p>lotImages 077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80];&quot;',&quot;;[.C80];&quot;,'&quot;;[.D80];&quot;');&quot;)" office:value-type="string" office:string-value="INSERT INTO images VALUES('C:/Users/Ryan Luedders/workspace/ImageFeeder/resized/lotImages 077.jpg',10,'PKI West');">
            <text:p>INSERT INTO images VALUES('C:/Users/Ryan Luedders/workspace/ImageFeeder/resized/lotImages 077.jpg',10,'PKI West');</text:p>
          </table:table-cell>
        </table:table-row>
        <table:table-row table:style-name="ro2">
          <table:table-cell table:style-name="ce2" office:value-type="float" office:value="78">
            <text:p>078</text:p>
          </table:table-cell>
          <table:table-cell table:style-name="ce3" table:formula="oooc:=CONCATENATE(&quot;lotImages 0&quot;;[.A81];&quot;.jpg&quot;)" office:value-type="string" office:string-value="lotImages 078.jpg">
            <text:p>lotImages 078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81];&quot;',&quot;;[.C81];&quot;,'&quot;;[.D81];&quot;');&quot;)" office:value-type="string" office:string-value="INSERT INTO images VALUES('C:/Users/Ryan Luedders/workspace/ImageFeeder/resized/lotImages 078.jpg',10,'PKI West');">
            <text:p>INSERT INTO images VALUES('C:/Users/Ryan Luedders/workspace/ImageFeeder/resized/lotImages 078.jpg',10,'PKI West');</text:p>
          </table:table-cell>
        </table:table-row>
        <table:table-row table:style-name="ro2">
          <table:table-cell table:style-name="ce2" office:value-type="float" office:value="79">
            <text:p>079</text:p>
          </table:table-cell>
          <table:table-cell table:style-name="ce3" table:formula="oooc:=CONCATENATE(&quot;lotImages 0&quot;;[.A82];&quot;.jpg&quot;)" office:value-type="string" office:string-value="lotImages 079.jpg">
            <text:p>lotImages 079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82];&quot;',&quot;;[.C82];&quot;,'&quot;;[.D82];&quot;');&quot;)" office:value-type="string" office:string-value="INSERT INTO images VALUES('C:/Users/Ryan Luedders/workspace/ImageFeeder/resized/lotImages 079.jpg',10,'PKI West');">
            <text:p>INSERT INTO images VALUES('C:/Users/Ryan Luedders/workspace/ImageFeeder/resized/lotImages 079.jpg',10,'PKI West');</text:p>
          </table:table-cell>
        </table:table-row>
        <table:table-row table:style-name="ro2">
          <table:table-cell table:style-name="ce2" office:value-type="float" office:value="80">
            <text:p>080</text:p>
          </table:table-cell>
          <table:table-cell table:style-name="ce3" table:formula="oooc:=CONCATENATE(&quot;lotImages 0&quot;;[.A83];&quot;.jpg&quot;)" office:value-type="string" office:string-value="lotImages 080.jpg">
            <text:p>lotImages 080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83];&quot;',&quot;;[.C83];&quot;,'&quot;;[.D83];&quot;');&quot;)" office:value-type="string" office:string-value="INSERT INTO images VALUES('C:/Users/Ryan Luedders/workspace/ImageFeeder/resized/lotImages 080.jpg',10,'PKI West');">
            <text:p>INSERT INTO images VALUES('C:/Users/Ryan Luedders/workspace/ImageFeeder/resized/lotImages 080.jpg',10,'PKI West');</text:p>
          </table:table-cell>
        </table:table-row>
        <table:table-row table:style-name="ro2">
          <table:table-cell table:style-name="ce2" office:value-type="float" office:value="81">
            <text:p>081</text:p>
          </table:table-cell>
          <table:table-cell table:style-name="ce3" table:formula="oooc:=CONCATENATE(&quot;lotImages 0&quot;;[.A84];&quot;.jpg&quot;)" office:value-type="string" office:string-value="lotImages 081.jpg">
            <text:p>lotImages 081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84];&quot;',&quot;;[.C84];&quot;,'&quot;;[.D84];&quot;');&quot;)" office:value-type="string" office:string-value="INSERT INTO images VALUES('C:/Users/Ryan Luedders/workspace/ImageFeeder/resized/lotImages 081.jpg',10,'PKI West');">
            <text:p>INSERT INTO images VALUES('C:/Users/Ryan Luedders/workspace/ImageFeeder/resized/lotImages 081.jpg',10,'PKI West');</text:p>
          </table:table-cell>
        </table:table-row>
        <table:table-row table:style-name="ro2">
          <table:table-cell table:style-name="ce2" office:value-type="float" office:value="82">
            <text:p>082</text:p>
          </table:table-cell>
          <table:table-cell table:style-name="ce3" table:formula="oooc:=CONCATENATE(&quot;lotImages 0&quot;;[.A85];&quot;.jpg&quot;)" office:value-type="string" office:string-value="lotImages 082.jpg">
            <text:p>lotImages 082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85];&quot;',&quot;;[.C85];&quot;,'&quot;;[.D85];&quot;');&quot;)" office:value-type="string" office:string-value="INSERT INTO images VALUES('C:/Users/Ryan Luedders/workspace/ImageFeeder/resized/lotImages 082.jpg',10,'PKI West');">
            <text:p>INSERT INTO images VALUES('C:/Users/Ryan Luedders/workspace/ImageFeeder/resized/lotImages 082.jpg',10,'PKI West');</text:p>
          </table:table-cell>
        </table:table-row>
        <table:table-row table:style-name="ro2">
          <table:table-cell table:style-name="ce2" office:value-type="float" office:value="83">
            <text:p>083</text:p>
          </table:table-cell>
          <table:table-cell table:style-name="ce3" table:formula="oooc:=CONCATENATE(&quot;lotImages 0&quot;;[.A86];&quot;.jpg&quot;)" office:value-type="string" office:string-value="lotImages 083.jpg">
            <text:p>lotImages 083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86];&quot;',&quot;;[.C86];&quot;,'&quot;;[.D86];&quot;');&quot;)" office:value-type="string" office:string-value="INSERT INTO images VALUES('C:/Users/Ryan Luedders/workspace/ImageFeeder/resized/lotImages 083.jpg',10,'PKI West');">
            <text:p>INSERT INTO images VALUES('C:/Users/Ryan Luedders/workspace/ImageFeeder/resized/lotImages 083.jpg',10,'PKI West');</text:p>
          </table:table-cell>
        </table:table-row>
        <table:table-row table:style-name="ro2">
          <table:table-cell table:style-name="ce2" office:value-type="float" office:value="84">
            <text:p>084</text:p>
          </table:table-cell>
          <table:table-cell table:style-name="ce3" table:formula="oooc:=CONCATENATE(&quot;lotImages 0&quot;;[.A87];&quot;.jpg&quot;)" office:value-type="string" office:string-value="lotImages 084.jpg">
            <text:p>lotImages 084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87];&quot;',&quot;;[.C87];&quot;,'&quot;;[.D87];&quot;');&quot;)" office:value-type="string" office:string-value="INSERT INTO images VALUES('C:/Users/Ryan Luedders/workspace/ImageFeeder/resized/lotImages 084.jpg',10,'PKI West');">
            <text:p>INSERT INTO images VALUES('C:/Users/Ryan Luedders/workspace/ImageFeeder/resized/lotImages 084.jpg',10,'PKI West');</text:p>
          </table:table-cell>
        </table:table-row>
        <table:table-row table:style-name="ro2">
          <table:table-cell table:style-name="ce2" office:value-type="float" office:value="85">
            <text:p>085</text:p>
          </table:table-cell>
          <table:table-cell table:style-name="ce3" table:formula="oooc:=CONCATENATE(&quot;lotImages 0&quot;;[.A88];&quot;.jpg&quot;)" office:value-type="string" office:string-value="lotImages 085.jpg">
            <text:p>lotImages 085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88];&quot;',&quot;;[.C88];&quot;,'&quot;;[.D88];&quot;');&quot;)" office:value-type="string" office:string-value="INSERT INTO images VALUES('C:/Users/Ryan Luedders/workspace/ImageFeeder/resized/lotImages 085.jpg',10,'PKI West');">
            <text:p>INSERT INTO images VALUES('C:/Users/Ryan Luedders/workspace/ImageFeeder/resized/lotImages 085.jpg',10,'PKI West');</text:p>
          </table:table-cell>
        </table:table-row>
        <table:table-row table:style-name="ro2">
          <table:table-cell table:style-name="ce2" office:value-type="float" office:value="86">
            <text:p>086</text:p>
          </table:table-cell>
          <table:table-cell table:style-name="ce3" table:formula="oooc:=CONCATENATE(&quot;lotImages 0&quot;;[.A89];&quot;.jpg&quot;)" office:value-type="string" office:string-value="lotImages 086.jpg">
            <text:p>lotImages 086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89];&quot;',&quot;;[.C89];&quot;,'&quot;;[.D89];&quot;');&quot;)" office:value-type="string" office:string-value="INSERT INTO images VALUES('C:/Users/Ryan Luedders/workspace/ImageFeeder/resized/lotImages 086.jpg',10,'PKI West');">
            <text:p>INSERT INTO images VALUES('C:/Users/Ryan Luedders/workspace/ImageFeeder/resized/lotImages 086.jpg',10,'PKI West');</text:p>
          </table:table-cell>
        </table:table-row>
        <table:table-row table:style-name="ro2">
          <table:table-cell table:style-name="ce2" office:value-type="float" office:value="87">
            <text:p>087</text:p>
          </table:table-cell>
          <table:table-cell table:style-name="ce3" table:formula="oooc:=CONCATENATE(&quot;lotImages 0&quot;;[.A90];&quot;.jpg&quot;)" office:value-type="string" office:string-value="lotImages 087.jpg">
            <text:p>lotImages 087.jpg</text:p>
          </table:table-cell>
          <table:table-cell office:value-type="float" office:value="10">
            <text:p>10</text:p>
          </table:table-cell>
          <table:table-cell office:value-type="string">
            <text:p>PKI West</text:p>
          </table:table-cell>
          <table:table-cell/>
          <table:table-cell table:style-name="ce4" table:formula="oooc:=CONCATENATE(&quot;INSERT INTO &quot;;[.$A$2];&quot; VALUES('&quot;;[.$A$1];[.B90];&quot;',&quot;;[.C90];&quot;,'&quot;;[.D90];&quot;');&quot;)" office:value-type="string" office:string-value="INSERT INTO images VALUES('C:/Users/Ryan Luedders/workspace/ImageFeeder/resized/lotImages 087.jpg',10,'PKI West');">
            <text:p>INSERT INTO images VALUES('C:/Users/Ryan Luedders/workspace/ImageFeeder/resized/lotImages 087.jpg',10,'PKI West');</text:p>
          </table:table-cell>
        </table:table-row>
        <table:table-row table:style-name="ro2">
          <table:table-cell table:style-name="ce2" office:value-type="float" office:value="88">
            <text:p>088</text:p>
          </table:table-cell>
          <table:table-cell table:style-name="ce3" table:formula="oooc:=CONCATENATE(&quot;lotImages 0&quot;;[.A91];&quot;.jpg&quot;)" office:value-type="string" office:string-value="lotImages 088.jpg">
            <text:p>lotImages 088.jpg</text:p>
          </table:table-cell>
          <table:table-cell office:value-type="float" office:value="10">
            <text:p>10</text:p>
          </table:table-cell>
          <table:table-cell office:value-type="string">
            <text:p>PKI West (Night)</text:p>
          </table:table-cell>
          <table:table-cell/>
          <table:table-cell table:style-name="ce4" table:formula="oooc:=CONCATENATE(&quot;INSERT INTO &quot;;[.$A$2];&quot; VALUES('&quot;;[.$A$1];[.B91];&quot;',&quot;;[.C91];&quot;,'&quot;;[.D91];&quot;');&quot;)" office:value-type="string" office:string-value="INSERT INTO images VALUES('C:/Users/Ryan Luedders/workspace/ImageFeeder/resized/lotImages 088.jpg',10,'PKI West (Night)');">
            <text:p>INSERT INTO images VALUES('C:/Users/Ryan Luedders/workspace/ImageFeeder/resized/lotImages 088.jpg',10,'PKI West (Night)');</text:p>
          </table:table-cell>
        </table:table-row>
        <table:table-row table:style-name="ro2">
          <table:table-cell table:style-name="ce2" office:value-type="float" office:value="89">
            <text:p>089</text:p>
          </table:table-cell>
          <table:table-cell table:style-name="ce3" table:formula="oooc:=CONCATENATE(&quot;lotImages 0&quot;;[.A92];&quot;.jpg&quot;)" office:value-type="string" office:string-value="lotImages 089.jpg">
            <text:p>lotImages 089.jpg</text:p>
          </table:table-cell>
          <table:table-cell office:value-type="float" office:value="10">
            <text:p>10</text:p>
          </table:table-cell>
          <table:table-cell office:value-type="string">
            <text:p>PKI West (Night)</text:p>
          </table:table-cell>
          <table:table-cell/>
          <table:table-cell table:style-name="ce4" table:formula="oooc:=CONCATENATE(&quot;INSERT INTO &quot;;[.$A$2];&quot; VALUES('&quot;;[.$A$1];[.B92];&quot;',&quot;;[.C92];&quot;,'&quot;;[.D92];&quot;');&quot;)" office:value-type="string" office:string-value="INSERT INTO images VALUES('C:/Users/Ryan Luedders/workspace/ImageFeeder/resized/lotImages 089.jpg',10,'PKI West (Night)');">
            <text:p>INSERT INTO images VALUES('C:/Users/Ryan Luedders/workspace/ImageFeeder/resized/lotImages 089.jpg',10,'PKI West (Night)');</text:p>
          </table:table-cell>
        </table:table-row>
        <table:table-row table:style-name="ro2">
          <table:table-cell table:style-name="ce2" office:value-type="float" office:value="90">
            <text:p>090</text:p>
          </table:table-cell>
          <table:table-cell table:style-name="ce3" table:formula="oooc:=CONCATENATE(&quot;lotImages 0&quot;;[.A93];&quot;.jpg&quot;)" office:value-type="string" office:string-value="lotImages 090.jpg">
            <text:p>lotImages 090.jpg</text:p>
          </table:table-cell>
          <table:table-cell office:value-type="float" office:value="10">
            <text:p>10</text:p>
          </table:table-cell>
          <table:table-cell office:value-type="string">
            <text:p>PKI West (Night)</text:p>
          </table:table-cell>
          <table:table-cell/>
          <table:table-cell table:style-name="ce4" table:formula="oooc:=CONCATENATE(&quot;INSERT INTO &quot;;[.$A$2];&quot; VALUES('&quot;;[.$A$1];[.B93];&quot;',&quot;;[.C93];&quot;,'&quot;;[.D93];&quot;');&quot;)" office:value-type="string" office:string-value="INSERT INTO images VALUES('C:/Users/Ryan Luedders/workspace/ImageFeeder/resized/lotImages 090.jpg',10,'PKI West (Night)');">
            <text:p>INSERT INTO images VALUES('C:/Users/Ryan Luedders/workspace/ImageFeeder/resized/lotImages 090.jpg',10,'PKI West (Night)');</text:p>
          </table:table-cell>
        </table:table-row>
        <table:table-row table:style-name="ro2">
          <table:table-cell table:style-name="ce2" office:value-type="float" office:value="91">
            <text:p>091</text:p>
          </table:table-cell>
          <table:table-cell table:style-name="ce3" table:formula="oooc:=CONCATENATE(&quot;lotImages 0&quot;;[.A94];&quot;.jpg&quot;)" office:value-type="string" office:string-value="lotImages 091.jpg">
            <text:p>lotImages 091.jpg</text:p>
          </table:table-cell>
          <table:table-cell office:value-type="float" office:value="10">
            <text:p>10</text:p>
          </table:table-cell>
          <table:table-cell office:value-type="string">
            <text:p>PKI West (Night)</text:p>
          </table:table-cell>
          <table:table-cell/>
          <table:table-cell table:style-name="ce4" table:formula="oooc:=CONCATENATE(&quot;INSERT INTO &quot;;[.$A$2];&quot; VALUES('&quot;;[.$A$1];[.B94];&quot;',&quot;;[.C94];&quot;,'&quot;;[.D94];&quot;');&quot;)" office:value-type="string" office:string-value="INSERT INTO images VALUES('C:/Users/Ryan Luedders/workspace/ImageFeeder/resized/lotImages 091.jpg',10,'PKI West (Night)');">
            <text:p>INSERT INTO images VALUES('C:/Users/Ryan Luedders/workspace/ImageFeeder/resized/lotImages 091.jpg',10,'PKI West (Night)');</text:p>
          </table:table-cell>
        </table:table-row>
        <table:table-row table:style-name="ro2">
          <table:table-cell table:style-name="ce2" office:value-type="float" office:value="92">
            <text:p>092</text:p>
          </table:table-cell>
          <table:table-cell table:style-name="ce3" table:formula="oooc:=CONCATENATE(&quot;lotImages 0&quot;;[.A95];&quot;.jpg&quot;)" office:value-type="string" office:string-value="lotImages 092.jpg">
            <text:p>lotImages 092.jpg</text:p>
          </table:table-cell>
          <table:table-cell office:value-type="float" office:value="10">
            <text:p>10</text:p>
          </table:table-cell>
          <table:table-cell office:value-type="string">
            <text:p>PKI West (Night)</text:p>
          </table:table-cell>
          <table:table-cell/>
          <table:table-cell table:style-name="ce4" table:formula="oooc:=CONCATENATE(&quot;INSERT INTO &quot;;[.$A$2];&quot; VALUES('&quot;;[.$A$1];[.B95];&quot;',&quot;;[.C95];&quot;,'&quot;;[.D95];&quot;');&quot;)" office:value-type="string" office:string-value="INSERT INTO images VALUES('C:/Users/Ryan Luedders/workspace/ImageFeeder/resized/lotImages 092.jpg',10,'PKI West (Night)');">
            <text:p>INSERT INTO images VALUES('C:/Users/Ryan Luedders/workspace/ImageFeeder/resized/lotImages 092.jpg',10,'PKI West (Night)');</text:p>
          </table:table-cell>
        </table:table-row>
        <table:table-row table:style-name="ro2">
          <table:table-cell table:style-name="ce2" office:value-type="float" office:value="93">
            <text:p>093</text:p>
          </table:table-cell>
          <table:table-cell table:style-name="ce3" table:formula="oooc:=CONCATENATE(&quot;lotImages 0&quot;;[.A96];&quot;.jpg&quot;)" office:value-type="string" office:string-value="lotImages 093.jpg">
            <text:p>lotImages 093.jpg</text:p>
          </table:table-cell>
          <table:table-cell office:value-type="float" office:value="10">
            <text:p>10</text:p>
          </table:table-cell>
          <table:table-cell office:value-type="string">
            <text:p>PKI West (Night)</text:p>
          </table:table-cell>
          <table:table-cell/>
          <table:table-cell table:style-name="ce4" table:formula="oooc:=CONCATENATE(&quot;INSERT INTO &quot;;[.$A$2];&quot; VALUES('&quot;;[.$A$1];[.B96];&quot;',&quot;;[.C96];&quot;,'&quot;;[.D96];&quot;');&quot;)" office:value-type="string" office:string-value="INSERT INTO images VALUES('C:/Users/Ryan Luedders/workspace/ImageFeeder/resized/lotImages 093.jpg',10,'PKI West (Night)');">
            <text:p>INSERT INTO images VALUES('C:/Users/Ryan Luedders/workspace/ImageFeeder/resized/lotImages 093.jpg',10,'PKI West (Night)');</text:p>
          </table:table-cell>
        </table:table-row>
        <table:table-row table:style-name="ro2">
          <table:table-cell table:style-name="ce2" office:value-type="float" office:value="94">
            <text:p>094</text:p>
          </table:table-cell>
          <table:table-cell table:style-name="ce3" table:formula="oooc:=CONCATENATE(&quot;lotImages 0&quot;;[.A97];&quot;.jpg&quot;)" office:value-type="string" office:string-value="lotImages 094.jpg">
            <text:p>lotImages 094.jpg</text:p>
          </table:table-cell>
          <table:table-cell office:value-type="float" office:value="10">
            <text:p>10</text:p>
          </table:table-cell>
          <table:table-cell office:value-type="string">
            <text:p>PKI West (Night)</text:p>
          </table:table-cell>
          <table:table-cell/>
          <table:table-cell table:style-name="ce4" table:formula="oooc:=CONCATENATE(&quot;INSERT INTO &quot;;[.$A$2];&quot; VALUES('&quot;;[.$A$1];[.B97];&quot;',&quot;;[.C97];&quot;,'&quot;;[.D97];&quot;');&quot;)" office:value-type="string" office:string-value="INSERT INTO images VALUES('C:/Users/Ryan Luedders/workspace/ImageFeeder/resized/lotImages 094.jpg',10,'PKI West (Night)');">
            <text:p>INSERT INTO images VALUES('C:/Users/Ryan Luedders/workspace/ImageFeeder/resized/lotImages 094.jpg',10,'PKI West (Night)');</text:p>
          </table:table-cell>
        </table:table-row>
        <table:table-row table:style-name="ro2">
          <table:table-cell table:style-name="ce2" office:value-type="float" office:value="95">
            <text:p>095</text:p>
          </table:table-cell>
          <table:table-cell table:style-name="ce3" table:formula="oooc:=CONCATENATE(&quot;lotImages 0&quot;;[.A98];&quot;.jpg&quot;)" office:value-type="string" office:string-value="lotImages 095.jpg">
            <text:p>lotImages 095.jpg</text:p>
          </table:table-cell>
          <table:table-cell office:value-type="float" office:value="10">
            <text:p>10</text:p>
          </table:table-cell>
          <table:table-cell office:value-type="string">
            <text:p>PKI West (Night)</text:p>
          </table:table-cell>
          <table:table-cell/>
          <table:table-cell table:style-name="ce4" table:formula="oooc:=CONCATENATE(&quot;INSERT INTO &quot;;[.$A$2];&quot; VALUES('&quot;;[.$A$1];[.B98];&quot;',&quot;;[.C98];&quot;,'&quot;;[.D98];&quot;');&quot;)" office:value-type="string" office:string-value="INSERT INTO images VALUES('C:/Users/Ryan Luedders/workspace/ImageFeeder/resized/lotImages 095.jpg',10,'PKI West (Night)');">
            <text:p>INSERT INTO images VALUES('C:/Users/Ryan Luedders/workspace/ImageFeeder/resized/lotImages 095.jpg',10,'PKI West (Night)');</text:p>
          </table:table-cell>
        </table:table-row>
        <table:table-row table:style-name="ro2">
          <table:table-cell table:style-name="ce2" office:value-type="float" office:value="96">
            <text:p>096</text:p>
          </table:table-cell>
          <table:table-cell table:style-name="ce3" table:formula="oooc:=CONCATENATE(&quot;lotImages 0&quot;;[.A99];&quot;.jpg&quot;)" office:value-type="string" office:string-value="lotImages 096.jpg">
            <text:p>lotImages 096.jpg</text:p>
          </table:table-cell>
          <table:table-cell office:value-type="float" office:value="10">
            <text:p>10</text:p>
          </table:table-cell>
          <table:table-cell office:value-type="string">
            <text:p>PKI West (Night)</text:p>
          </table:table-cell>
          <table:table-cell/>
          <table:table-cell table:style-name="ce4" table:formula="oooc:=CONCATENATE(&quot;INSERT INTO &quot;;[.$A$2];&quot; VALUES('&quot;;[.$A$1];[.B99];&quot;',&quot;;[.C99];&quot;,'&quot;;[.D99];&quot;');&quot;)" office:value-type="string" office:string-value="INSERT INTO images VALUES('C:/Users/Ryan Luedders/workspace/ImageFeeder/resized/lotImages 096.jpg',10,'PKI West (Night)');">
            <text:p>INSERT INTO images VALUES('C:/Users/Ryan Luedders/workspace/ImageFeeder/resized/lotImages 096.jpg',10,'PKI West (Night)');</text:p>
          </table:table-cell>
        </table:table-row>
        <table:table-row table:style-name="ro2">
          <table:table-cell table:style-name="ce2" office:value-type="float" office:value="97">
            <text:p>097</text:p>
          </table:table-cell>
          <table:table-cell table:style-name="ce3" table:formula="oooc:=CONCATENATE(&quot;lotImages 0&quot;;[.A100];&quot;.jpg&quot;)" office:value-type="string" office:string-value="lotImages 097.jpg">
            <text:p>lotImages 097.jpg</text:p>
          </table:table-cell>
          <table:table-cell office:value-type="float" office:value="10">
            <text:p>10</text:p>
          </table:table-cell>
          <table:table-cell office:value-type="string">
            <text:p>PKI West (Night)</text:p>
          </table:table-cell>
          <table:table-cell/>
          <table:table-cell table:style-name="ce4" table:formula="oooc:=CONCATENATE(&quot;INSERT INTO &quot;;[.$A$2];&quot; VALUES('&quot;;[.$A$1];[.B100];&quot;',&quot;;[.C100];&quot;,'&quot;;[.D100];&quot;');&quot;)" office:value-type="string" office:string-value="INSERT INTO images VALUES('C:/Users/Ryan Luedders/workspace/ImageFeeder/resized/lotImages 097.jpg',10,'PKI West (Night)');">
            <text:p>INSERT INTO images VALUES('C:/Users/Ryan Luedders/workspace/ImageFeeder/resized/lotImages 097.jpg',10,'PKI West (Night)');</text:p>
          </table:table-cell>
        </table:table-row>
        <table:table-row table:style-name="ro2">
          <table:table-cell table:style-name="ce2" office:value-type="float" office:value="98">
            <text:p>098</text:p>
          </table:table-cell>
          <table:table-cell table:style-name="ce3" table:formula="oooc:=CONCATENATE(&quot;lotImages 0&quot;;[.A101];&quot;.jpg&quot;)" office:value-type="string" office:string-value="lotImages 098.jpg">
            <text:p>lotImages 098.jpg</text:p>
          </table:table-cell>
          <table:table-cell office:value-type="float" office:value="10">
            <text:p>10</text:p>
          </table:table-cell>
          <table:table-cell office:value-type="string">
            <text:p>PKI West (Night)</text:p>
          </table:table-cell>
          <table:table-cell/>
          <table:table-cell table:style-name="ce4" table:formula="oooc:=CONCATENATE(&quot;INSERT INTO &quot;;[.$A$2];&quot; VALUES('&quot;;[.$A$1];[.B101];&quot;',&quot;;[.C101];&quot;,'&quot;;[.D101];&quot;');&quot;)" office:value-type="string" office:string-value="INSERT INTO images VALUES('C:/Users/Ryan Luedders/workspace/ImageFeeder/resized/lotImages 098.jpg',10,'PKI West (Night)');">
            <text:p>INSERT INTO images VALUES('C:/Users/Ryan Luedders/workspace/ImageFeeder/resized/lotImages 098.jpg',10,'PKI West (Night)');</text:p>
          </table:table-cell>
        </table:table-row>
        <table:table-row table:style-name="ro2">
          <table:table-cell table:style-name="ce2" office:value-type="float" office:value="99">
            <text:p>099</text:p>
          </table:table-cell>
          <table:table-cell table:style-name="ce3" table:formula="oooc:=CONCATENATE(&quot;lotImages 0&quot;;[.A102];&quot;.jpg&quot;)" office:value-type="string" office:string-value="lotImages 099.jpg">
            <text:p>lotImages 099.jpg</text:p>
          </table:table-cell>
          <table:table-cell office:value-type="float" office:value="10">
            <text:p>10</text:p>
          </table:table-cell>
          <table:table-cell office:value-type="string">
            <text:p>PKI West (Night)</text:p>
          </table:table-cell>
          <table:table-cell/>
          <table:table-cell table:style-name="ce4" table:formula="oooc:=CONCATENATE(&quot;INSERT INTO &quot;;[.$A$2];&quot; VALUES('&quot;;[.$A$1];[.B102];&quot;',&quot;;[.C102];&quot;,'&quot;;[.D102];&quot;');&quot;)" office:value-type="string" office:string-value="INSERT INTO images VALUES('C:/Users/Ryan Luedders/workspace/ImageFeeder/resized/lotImages 099.jpg',10,'PKI West (Night)');">
            <text:p>INSERT INTO images VALUES('C:/Users/Ryan Luedders/workspace/ImageFeeder/resized/lotImages 099.jpg',10,'PKI West (Night)');</text:p>
          </table:table-cell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3" table:formula="oooc:=CONCATENATE(&quot;lotImages &quot;;[.A103];&quot;.jpg&quot;)" office:value-type="string" office:string-value="lotImages 100.jpg">
            <text:p>lotImages 100.jpg</text:p>
          </table:table-cell>
          <table:table-cell office:value-type="float" office:value="10">
            <text:p>10</text:p>
          </table:table-cell>
          <table:table-cell office:value-type="string">
            <text:p>PKI West (Night)</text:p>
          </table:table-cell>
          <table:table-cell/>
          <table:table-cell table:style-name="ce4" table:formula="oooc:=CONCATENATE(&quot;INSERT INTO &quot;;[.$A$2];&quot; VALUES('&quot;;[.$A$1];[.B103];&quot;',&quot;;[.C103];&quot;,'&quot;;[.D103];&quot;');&quot;)" office:value-type="string" office:string-value="INSERT INTO images VALUES('C:/Users/Ryan Luedders/workspace/ImageFeeder/resized/lotImages 100.jpg',10,'PKI West (Night)');">
            <text:p>INSERT INTO images VALUES('C:/Users/Ryan Luedders/workspace/ImageFeeder/resized/lotImages 100.jpg',10,'PKI West (Night)');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3" table:formula="oooc:=CONCATENATE(&quot;lotImages &quot;;[.A104];&quot;.jpg&quot;)" office:value-type="string" office:string-value="lotImages 101.jpg">
            <text:p>lotImages 101.jpg</text:p>
          </table:table-cell>
          <table:table-cell office:value-type="float" office:value="10">
            <text:p>10</text:p>
          </table:table-cell>
          <table:table-cell office:value-type="string">
            <text:p>PKI West (Night)</text:p>
          </table:table-cell>
          <table:table-cell/>
          <table:table-cell table:style-name="ce4" table:formula="oooc:=CONCATENATE(&quot;INSERT INTO &quot;;[.$A$2];&quot; VALUES('&quot;;[.$A$1];[.B104];&quot;',&quot;;[.C104];&quot;,'&quot;;[.D104];&quot;');&quot;)" office:value-type="string" office:string-value="INSERT INTO images VALUES('C:/Users/Ryan Luedders/workspace/ImageFeeder/resized/lotImages 101.jpg',10,'PKI West (Night)');">
            <text:p>INSERT INTO images VALUES('C:/Users/Ryan Luedders/workspace/ImageFeeder/resized/lotImages 101.jpg',10,'PKI West (Night)');</text:p>
          </table:table-cell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3" table:formula="oooc:=CONCATENATE(&quot;lotImages &quot;;[.A105];&quot;.jpg&quot;)" office:value-type="string" office:string-value="lotImages 102.jpg">
            <text:p>lotImages 102.jpg</text:p>
          </table:table-cell>
          <table:table-cell office:value-type="float" office:value="10">
            <text:p>10</text:p>
          </table:table-cell>
          <table:table-cell office:value-type="string">
            <text:p>PKI West (Night)</text:p>
          </table:table-cell>
          <table:table-cell/>
          <table:table-cell table:style-name="ce4" table:formula="oooc:=CONCATENATE(&quot;INSERT INTO &quot;;[.$A$2];&quot; VALUES('&quot;;[.$A$1];[.B105];&quot;',&quot;;[.C105];&quot;,'&quot;;[.D105];&quot;');&quot;)" office:value-type="string" office:string-value="INSERT INTO images VALUES('C:/Users/Ryan Luedders/workspace/ImageFeeder/resized/lotImages 102.jpg',10,'PKI West (Night)');">
            <text:p>INSERT INTO images VALUES('C:/Users/Ryan Luedders/workspace/ImageFeeder/resized/lotImages 102.jpg',10,'PKI West (Night)');</text:p>
          </table:table-cell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3" table:formula="oooc:=CONCATENATE(&quot;lotImages &quot;;[.A106];&quot;.jpg&quot;)" office:value-type="string" office:string-value="lotImages 103.jpg">
            <text:p>lotImages 103.jpg</text:p>
          </table:table-cell>
          <table:table-cell office:value-type="float" office:value="10">
            <text:p>10</text:p>
          </table:table-cell>
          <table:table-cell office:value-type="string">
            <text:p>PKI West (Night)</text:p>
          </table:table-cell>
          <table:table-cell/>
          <table:table-cell table:style-name="ce4" table:formula="oooc:=CONCATENATE(&quot;INSERT INTO &quot;;[.$A$2];&quot; VALUES('&quot;;[.$A$1];[.B106];&quot;',&quot;;[.C106];&quot;,'&quot;;[.D106];&quot;');&quot;)" office:value-type="string" office:string-value="INSERT INTO images VALUES('C:/Users/Ryan Luedders/workspace/ImageFeeder/resized/lotImages 103.jpg',10,'PKI West (Night)');">
            <text:p>INSERT INTO images VALUES('C:/Users/Ryan Luedders/workspace/ImageFeeder/resized/lotImages 103.jpg',10,'PKI West (Night)');</text:p>
          </table:table-cell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3" table:formula="oooc:=CONCATENATE(&quot;lotImages &quot;;[.A107];&quot;.jpg&quot;)" office:value-type="string" office:string-value="lotImages 104.jpg">
            <text:p>lotImages 104.jpg</text:p>
          </table:table-cell>
          <table:table-cell office:value-type="float" office:value="10">
            <text:p>10</text:p>
          </table:table-cell>
          <table:table-cell office:value-type="string">
            <text:p>PKI West (Night)</text:p>
          </table:table-cell>
          <table:table-cell/>
          <table:table-cell table:style-name="ce4" table:formula="oooc:=CONCATENATE(&quot;INSERT INTO &quot;;[.$A$2];&quot; VALUES('&quot;;[.$A$1];[.B107];&quot;',&quot;;[.C107];&quot;,'&quot;;[.D107];&quot;');&quot;)" office:value-type="string" office:string-value="INSERT INTO images VALUES('C:/Users/Ryan Luedders/workspace/ImageFeeder/resized/lotImages 104.jpg',10,'PKI West (Night)');">
            <text:p>INSERT INTO images VALUES('C:/Users/Ryan Luedders/workspace/ImageFeeder/resized/lotImages 104.jpg',10,'PKI West (Night)');</text:p>
          </table:table-cell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3" table:formula="oooc:=CONCATENATE(&quot;lotImages &quot;;[.A108];&quot;.jpg&quot;)" office:value-type="string" office:string-value="lotImages 105.jpg">
            <text:p>lotImages 105.jpg</text:p>
          </table:table-cell>
          <table:table-cell office:value-type="float" office:value="10">
            <text:p>10</text:p>
          </table:table-cell>
          <table:table-cell office:value-type="string">
            <text:p>PKI West (Night)</text:p>
          </table:table-cell>
          <table:table-cell/>
          <table:table-cell table:style-name="ce4" table:formula="oooc:=CONCATENATE(&quot;INSERT INTO &quot;;[.$A$2];&quot; VALUES('&quot;;[.$A$1];[.B108];&quot;',&quot;;[.C108];&quot;,'&quot;;[.D108];&quot;');&quot;)" office:value-type="string" office:string-value="INSERT INTO images VALUES('C:/Users/Ryan Luedders/workspace/ImageFeeder/resized/lotImages 105.jpg',10,'PKI West (Night)');">
            <text:p>INSERT INTO images VALUES('C:/Users/Ryan Luedders/workspace/ImageFeeder/resized/lotImages 105.jpg',10,'PKI West (Night)');</text:p>
          </table:table-cell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3" table:formula="oooc:=CONCATENATE(&quot;lotImages &quot;;[.A109];&quot;.jpg&quot;)" office:value-type="string" office:string-value="lotImages 106.jpg">
            <text:p>lotImages 106.jpg</text:p>
          </table:table-cell>
          <table:table-cell office:value-type="float" office:value="10">
            <text:p>10</text:p>
          </table:table-cell>
          <table:table-cell office:value-type="string">
            <text:p>PKI West (Night)</text:p>
          </table:table-cell>
          <table:table-cell/>
          <table:table-cell table:style-name="ce4" table:formula="oooc:=CONCATENATE(&quot;INSERT INTO &quot;;[.$A$2];&quot; VALUES('&quot;;[.$A$1];[.B109];&quot;',&quot;;[.C109];&quot;,'&quot;;[.D109];&quot;');&quot;)" office:value-type="string" office:string-value="INSERT INTO images VALUES('C:/Users/Ryan Luedders/workspace/ImageFeeder/resized/lotImages 106.jpg',10,'PKI West (Night)');">
            <text:p>INSERT INTO images VALUES('C:/Users/Ryan Luedders/workspace/ImageFeeder/resized/lotImages 106.jpg',10,'PKI West (Night)');</text:p>
          </table:table-cell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3" table:formula="oooc:=CONCATENATE(&quot;lotImages &quot;;[.A110];&quot;.jpg&quot;)" office:value-type="string" office:string-value="lotImages 107.jpg">
            <text:p>lotImages 107.jpg</text:p>
          </table:table-cell>
          <table:table-cell office:value-type="float" office:value="10">
            <text:p>10</text:p>
          </table:table-cell>
          <table:table-cell office:value-type="string">
            <text:p>PKI West (Night)</text:p>
          </table:table-cell>
          <table:table-cell/>
          <table:table-cell table:style-name="ce4" table:formula="oooc:=CONCATENATE(&quot;INSERT INTO &quot;;[.$A$2];&quot; VALUES('&quot;;[.$A$1];[.B110];&quot;',&quot;;[.C110];&quot;,'&quot;;[.D110];&quot;');&quot;)" office:value-type="string" office:string-value="INSERT INTO images VALUES('C:/Users/Ryan Luedders/workspace/ImageFeeder/resized/lotImages 107.jpg',10,'PKI West (Night)');">
            <text:p>INSERT INTO images VALUES('C:/Users/Ryan Luedders/workspace/ImageFeeder/resized/lotImages 107.jpg',10,'PKI West (Night)');</text:p>
          </table:table-cell>
        </table:table-row>
        <table:table-row table:style-name="ro2" table:number-rows-repeated="6542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0"/>
    </number:number-style>
    <number:number-style style:name="N118">
      <number:number number:decimal-places="0" number:min-integer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8">04/18/2008</text:date>, <text:time>23:5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Ryan Luedders</meta:initial-creator>
    <meta:creation-date>2008-04-13T15:42:31</meta:creation-date>
    <dc:creator>Ryan Luedders</dc:creator>
    <dc:date>2008-04-18T23:52:54</dc:date>
    <meta:editing-cycles>5</meta:editing-cycles>
    <meta:editing-duration>PT21M0S</meta:editing-duration>
    <meta:user-defined meta:name="Info 1"/>
    <meta:user-defined meta:name="Info 2"/>
    <meta:user-defined meta:name="Info 3"/>
    <meta:user-defined meta:name="Info 4"/>
    <meta:document-statistic meta:table-count="3" meta:cell-count="537"/>
  </office:meta>
</office:document-meta>
</file>